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non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4" style:family="table-cell" style:parent-style-name="Defaul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ce5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6" style:family="table-cell" style:parent-style-name="Default">
      <style:table-cell-properties fo:border="none"/>
      <style:text-properties style:font-name="Arial" fo:font-size="10pt" style:font-size-asian="10pt" style:font-name-complex="Arial1" style:font-size-complex="10pt"/>
    </style:style>
    <style:style style:name="T1" style:family="text">
      <style:text-properties style:use-window-font-color="true" style:text-outline="false" style:text-line-through-style="none" style:text-position="super 58%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1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sub 58%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super 58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</office:automatic-styles>
  <office:body>
    <office:spreadsheet>
      <table:table table:name="2009" table:style-name="ta1" table:print="false">
        <table:table-column table:style-name="co1" table:number-columns-repeated="22" table:default-cell-style-name="ce1"/>
        <table:table-column table:style-name="co1" table:number-columns-repeated="1002" table:default-cell-style-name="ce2"/>
        <table:table-row table:style-name="ro1">
          <table:table-cell office:value-type="string">
            <text:p>ESTADO</text:p>
          </table:table-cell>
          <table:table-cell office:value-type="string">
            <text:p>ABULÓN</text:p>
          </table:table-cell>
          <table:table-cell office:value-type="string">
            <text:p>AGUAMALA-BOU DE</text:p>
          </table:table-cell>
          <table:table-cell office:value-type="string">
            <text:p>ALMEJA</text:p>
          </table:table-cell>
          <table:table-cell office:value-type="string">
            <text:p>ATÚN</text:p>
          </table:table-cell>
          <table:table-cell office:value-type="string">
            <text:p>calamar</text:p>
          </table:table-cell>
          <table:table-cell office:value-type="string">
            <text:p>CAMARÓN</text:p>
          </table:table-cell>
          <table:table-cell office:value-type="string">
            <text:p>CARACOL</text:p>
          </table:table-cell>
          <table:table-cell office:value-type="string">
            <text:p>OORAOO</text:p>
          </table:table-cell>
          <table:table-cell table:style-name="ce3" office:value-type="string" table:number-columns-spanned="1" table:number-rows-spanned="2">
            <text:p>ESCAMA GENERAL</text:p>
          </table:table-cell>
          <table:table-cell office:value-type="string">
            <text:p>JAIBA</text:p>
          </table:table-cell>
          <table:table-cell office:value-type="string">
            <text:p>LANGOSTA</text:p>
          </table:table-cell>
          <table:table-cell office:value-type="string">
            <text:p>LISA-LISETA</text:p>
          </table:table-cell>
          <table:table-cell office:value-type="string">
            <text:p>MERO</text:p>
          </table:table-cell>
          <table:table-cell office:value-type="string">
            <text:p>OSTIÓN</text:p>
          </table:table-cell>
          <table:table-cell table:style-name="ce3" office:value-type="string" table:number-columns-spanned="2" table:number-rows-spanned="1">
            <text:p>PEPINO PICUDOS</text:p>
          </table:table-cell>
          <table:covered-table-cell table:style-name="ce2"/>
          <table:table-cell table:style-name="ce3" office:value-type="string" table:number-columns-spanned="3" table:number-rows-spanned="1">
            <text:p><text:span text:style-name="T2">' ,_</text:span><text:span text:style-name="T4">A</text:span><text:span text:style-name="T2"> TIBURÓNY PULPO ROBALO</text:span></text:p>
          </table:table-cell>
          <table:covered-table-cell table:number-columns-repeated="2" table:style-name="ce2"/>
          <table:table-cell office:value-type="string">
            <text:p>OTROS</text:p>
          </table:table-cell>
          <table:table-cell office:value-type="string">
            <text:p>TOTAL</text:p>
          </table:table-cell>
          <table:table-cell table:number-columns-repeated="1002"/>
        </table:table-row>
        <table:table-row table:style-name="ro1">
          <table:table-cell table:style-name="ce2" table:number-columns-repeated="9"/>
          <table:covered-table-cell table:style-name="ce2"/>
          <table:table-cell table:style-name="ce2" table:number-columns-repeated="11"/>
          <table:table-cell table:style-name="ce2"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AGUASCAUENTES</text:p>
          </table:table-cell>
          <table:table-cell office:value-type="string">
            <text:p>2.00¡</text:p>
          </table:table-cell>
          <table:table-cell office:value-type="string">
            <text:p>' o.oo;</text:p>
          </table:table-cell>
          <table:table-cell office:value-type="string">
            <text:p>9.oo;</text:p>
          </table:table-cell>
          <table:table-cell office:value-type="string">
            <text:p>o.ob;</text:p>
          </table:table-cell>
          <table:table-cell office:value-type="string">
            <text:p>12,00!</text:p>
          </table:table-cell>
          <table:table-cell office:value-type="string">
            <text:p>34.00'</text:p>
          </table:table-cell>
          <table:table-cell office:value-type="string">
            <text:p>3,oo;</text:p>
          </table:table-cell>
          <table:table-cell office:value-type="string">
            <text:p>o.oo;</text:p>
          </table:table-cell>
          <table:table-cell office:value-type="string">
            <text:p>5i.oo;</text:p>
          </table:table-cell>
          <table:table-cell office:value-type="string">
            <text:p>3.00;</text:p>
          </table:table-cell>
          <table:table-cell table:number-columns-repeated="3" office:value-type="string">
            <text:p>0.00;</text:p>
          </table:table-cell>
          <table:table-cell office:value-type="string">
            <text:p>7.00-</text:p>
          </table:table-cell>
          <table:table-cell office:value-type="string">
            <text:p>o.oo;</text:p>
          </table:table-cell>
          <table:table-cell office:value-type="string">
            <text:p>0.00;</text:p>
          </table:table-cell>
          <table:table-cell office:value-type="string">
            <text:p>io.oo;</text:p>
          </table:table-cell>
          <table:table-cell office:value-type="string">
            <text:p>0.00;</text:p>
          </table:table-cell>
          <table:table-cell office:value-type="string">
            <text:p>O.OO;</text:p>
          </table:table-cell>
          <table:table-cell office:value-type="string">
            <text:p>0.00;</text:p>
          </table:table-cell>
          <table:table-cell office:value-type="string">
            <text:p>1314»;</text:p>
          </table:table-cell>
          <table:table-cell table:number-columns-repeated="1002"/>
        </table:table-row>
        <table:table-row table:style-name="ro1">
          <table:table-cell office:value-type="string">
            <text:p>SWA CALIFORNIA</text:p>
          </table:table-cell>
          <table:table-cell table:style-name="ce2" office:value-type="float" office:value="100">
            <text:p>100</text:p>
          </table:table-cell>
          <table:table-cell office:value-type="string">
            <text:p>ooÓT</text:p>
          </table:table-cell>
          <table:table-cell office:value-type="string">
            <text:p>23.69800*</text:p>
          </table:table-cell>
          <table:table-cell office:value-type="string">
            <text:p>■ 5.851,00;</text:p>
          </table:table-cell>
          <table:table-cell table:style-name="ce3" office:value-type="string" table:number-columns-spanned="1" table:number-rows-spanned="2">
            <text:p>* 56.587.00;</text:p>
          </table:table-cell>
          <table:table-cell office:value-type="string">
            <text:p>16,329.40-</text:p>
          </table:table-cell>
          <table:table-cell office:value-type="string">
            <text:p>49,446.90-</text:p>
          </table:table-cell>
          <table:table-cell table:style-name="ce3" office:value-type="string" table:number-columns-spanned="2" table:number-rows-spanned="1">
            <text:p>3SO.O0; 280.796 00;</text:p>
          </table:table-cell>
          <table:covered-table-cell table:style-name="ce2"/>
          <table:table-cell office:value-type="string">
            <text:p>0.00;</text:p>
          </table:table-cell>
          <table:table-cell office:value-type="string">
            <text:p>56,616.00-</text:p>
          </table:table-cell>
          <table:table-cell office:value-type="string">
            <text:p>17 214 00-</text:p>
          </table:table-cell>
          <table:table-cell office:value-type="string">
            <text:p>0.00;</text:p>
          </table:table-cell>
          <table:table-cell office:value-type="string">
            <text:p>OOO;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3,61800;</text:p>
          </table:table-cell>
          <table:table-cell office:value-type="string">
            <text:p>OOO</text:p>
          </table:table-cell>
          <table:table-cell table:style-name="ce2" office:value-type="float" office:value="1176500">
            <text:p>1176500</text:p>
          </table:table-cell>
          <table:table-cell office:value-type="string">
            <text:p>14,856.2a</text:p>
          </table:table-cell>
          <table:table-cell table:style-name="ce2" office:value-type="float" office:value="517982.5">
            <text:p>517982.5</text:p>
          </table:table-cell>
          <table:table-cell table:number-columns-repeated="1002"/>
        </table:table-row>
        <table:table-row table:style-name="ro1">
          <table:table-cell office:value-type="string">
            <text:p>BAJA CALIFORNIA SUR</text:p>
          </table:table-cell>
          <table:table-cell office:value-type="string">
            <text:p>0.00;</text:p>
          </table:table-cell>
          <table:table-cell office:value-type="string">
            <text:p>' OOO;</text:p>
          </table:table-cell>
          <table:table-cell office:value-type="string">
            <text:p>11.158.80;</text:p>
          </table:table-cell>
          <table:table-cell office:value-type="string">
            <text:p>21.00;</text:p>
          </table:table-cell>
          <table:covered-table-cell table:style-name="ce2"/>
          <table:table-cell office:value-type="string">
            <text:p>21,045.20;</text:p>
          </table:table-cell>
          <table:table-cell office:value-type="string">
            <text:p>141,00-</text:p>
          </table:table-cell>
          <table:table-cell office:value-type="string">
            <text:p>520.50;</text:p>
          </table:table-cell>
          <table:table-cell office:value-type="string">
            <text:p>11,762.50;</text:p>
          </table:table-cell>
          <table:table-cell office:value-type="string">
            <text:p>O.OO)</text:p>
          </table:table-cell>
          <table:table-cell office:value-type="string">
            <text:p>131.10;</text:p>
          </table:table-cell>
          <table:table-cell office:value-type="string">
            <text:p>2,460.00)</text:p>
          </table:table-cell>
          <table:table-cell office:value-type="string">
            <text:p>0.00;</text:p>
          </table:table-cell>
          <table:table-cell office:value-type="string">
            <text:p>490.33;</text:p>
          </table:table-cell>
          <table:table-cell office:value-type="string">
            <text:p>0.00;</text:p>
          </table:table-cell>
          <table:table-cell office:value-type="string">
            <text:p>170.00;</text:p>
          </table:table-cell>
          <table:table-cell office:value-type="string">
            <text:p>48.00;</text:p>
          </table:table-cell>
          <table:table-cell table:style-name="ce3" office:value-type="string" table:number-columns-spanned="1" table:number-rows-spanned="2">
            <text:p>0.00; ooo'</text:p>
          </table:table-cell>
          <table:table-cell office:value-type="string">
            <text:p>238.00;</text:p>
          </table:table-cell>
          <table:table-cell office:value-type="string">
            <text:p>i.mbb;</text:p>
          </table:table-cell>
          <table:table-cell office:value-type="string">
            <text:p><text:span text:style-name="T2">106.531.43</text:span><text:span text:style-name="T1">1</text:span><text:span text:style-name="T2">-</text:span></text:p>
          </table:table-cell>
          <table:table-cell table:number-columns-repeated="1002"/>
        </table:table-row>
        <table:table-row table:style-name="ro1">
          <table:table-cell office:value-type="string">
            <text:p>CAMPECHE</text:p>
          </table:table-cell>
          <table:table-cell office:value-type="string">
            <text:p>0 00-</text:p>
          </table:table-cell>
          <table:table-cell office:value-type="string">
            <text:p>ojoo:</text:p>
          </table:table-cell>
          <table:table-cell office:value-type="string">
            <text:p>ooo:</text:p>
          </table:table-cell>
          <table:table-cell office:value-type="string">
            <text:p>óbb'</text:p>
          </table:table-cell>
          <table:table-cell office:value-type="string">
            <text:p>4Í4¿¿;</text:p>
          </table:table-cell>
          <table:table-cell office:value-type="string">
            <text:p>4,68580)</text:p>
          </table:table-cell>
          <table:table-cell office:value-type="string">
            <text:p>1,404.93'</text:p>
          </table:table-cell>
          <table:table-cell office:value-type="string">
            <text:p>o.oo)</text:p>
          </table:table-cell>
          <table:table-cell table:style-name="ce2" office:value-type="float" office:value="28.1">
            <text:p>28.1</text:p>
          </table:table-cell>
          <table:table-cell office:value-type="string">
            <text:p>0.00;</text:p>
          </table:table-cell>
          <table:table-cell office:value-type="string">
            <text:p>0.00)</text:p>
          </table:table-cell>
          <table:table-cell office:value-type="string">
            <text:p>0.00;</text:p>
          </table:table-cell>
          <table:table-cell office:value-type="string">
            <text:p>ono</text:p>
          </table:table-cell>
          <table:table-cell office:value-type="string">
            <text:p>0,00;</text:p>
          </table:table-cell>
          <table:table-cell office:value-type="string">
            <text:p>12.64500;</text:p>
          </table:table-cell>
          <table:table-cell office:value-type="string">
            <text:p>OOO</text:p>
          </table:table-cell>
          <table:table-cell table:style-name="ce2"/>
          <table:covered-table-cell table:style-name="ce2"/>
          <table:table-cell office:value-type="string">
            <text:p>0.00-</text:p>
          </table:table-cell>
          <table:table-cell office:value-type="string">
            <text:p>v - 83.00-</text:p>
          </table:table-cell>
          <table:table-cell office:value-type="string">
            <text:p>137.502.75;</text:p>
          </table:table-cell>
          <table:table-cell table:number-columns-repeated="1002"/>
        </table:table-row>
        <table:table-row table:style-name="ro1">
          <table:table-cell office:value-type="string">
            <text:p>CHIAPAS</text:p>
          </table:table-cell>
          <table:table-cell office:value-type="string">
            <text:p>o.oo)</text:p>
          </table:table-cell>
          <table:table-cell office:value-type="string">
            <text:p>o.oo;</text:p>
          </table:table-cell>
          <table:table-cell office:value-type="string">
            <text:p>0.00!</text:p>
          </table:table-cell>
          <table:table-cell table:style-name="ce2" office:value-type="float" office:value="-44817295">
            <text:p>-44817295</text:p>
          </table:table-cell>
          <table:table-cell office:value-type="string">
            <text:p>o.oo;</text:p>
          </table:table-cell>
          <table:table-cell office:value-type="string">
            <text:p>17.237.00;</text:p>
          </table:table-cell>
          <table:table-cell office:value-type="string">
            <text:p>0.00)</text:p>
          </table:table-cell>
          <table:table-cell office:value-type="string">
            <text:p>300.00:</text:p>
          </table:table-cell>
          <table:table-cell office:value-type="string">
            <text:p>2,450.00)</text:p>
          </table:table-cell>
          <table:table-cell office:value-type="string">
            <text:p>O.OO)</text:p>
          </table:table-cell>
          <table:table-cell office:value-type="string">
            <text:p>O.OO;</text:p>
          </table:table-cell>
          <table:table-cell office:value-type="string">
            <text:p>0.00)</text:p>
          </table:table-cell>
          <table:table-cell office:value-type="string">
            <text:p>O.OO;</text:p>
          </table:table-cell>
          <table:table-cell office:value-type="string">
            <text:p>0.00)</text:p>
          </table:table-cell>
          <table:table-cell office:value-type="string">
            <text:p>O.OO:</text:p>
          </table:table-cell>
          <table:table-cell office:value-type="string">
            <text:p>0.00:</text:p>
          </table:table-cell>
          <table:table-cell office:value-type="string">
            <text:p>OOO:</text:p>
          </table:table-cell>
          <table:table-cell office:value-type="string">
            <text:p>b.bó;</text:p>
          </table:table-cell>
          <table:table-cell office:value-type="string">
            <text:p>0.00;</text:p>
          </table:table-cell>
          <table:table-cell office:value-type="string">
            <text:p>0.00!</text:p>
          </table:table-cell>
          <table:table-cell office:value-type="string">
            <text:p>4.270,137.00:</text:p>
          </table:table-cell>
          <table:table-cell table:number-columns-repeated="1002"/>
        </table:table-row>
        <table:table-row table:style-name="ro1">
          <table:table-cell office:value-type="string">
            <text:p>CHIHUAHUA</text:p>
          </table:table-cell>
          <table:table-cell office:value-type="string">
            <text:p>' ’ o"ob</text:p>
          </table:table-cell>
          <table:table-cell office:value-type="string">
            <text:p>04»;</text:p>
          </table:table-cell>
          <table:table-cell office:value-type="string">
            <text:p>240-00)</text:p>
          </table:table-cell>
          <table:table-cell office:value-type="string">
            <text:p>1.0I2.0Ó:</text:p>
          </table:table-cell>
          <table:table-cell office:value-type="string">
            <text:p>51,553 00'</text:p>
          </table:table-cell>
          <table:table-cell office:value-type="string">
            <text:p>iw.ijo’w:</text:p>
          </table:table-cell>
          <table:table-cell table:style-name="ce2" office:value-type="float" office:value="2745">
            <text:p>2745</text:p>
          </table:table-cell>
          <table:table-cell office:value-type="string">
            <text:p>OJ».</text:p>
          </table:table-cell>
          <table:table-cell office:value-type="string">
            <text:p>79,1W,60:</text:p>
          </table:table-cell>
          <table:table-cell office:value-type="string">
            <text:p>m.ob:</text:p>
          </table:table-cell>
          <table:table-cell office:value-type="string">
            <text:p>24.00)</text:p>
          </table:table-cell>
          <table:table-cell office:value-type="string">
            <text:p>oob'</text:p>
          </table:table-cell>
          <table:table-cell office:value-type="string">
            <text:p>O.OOr</text:p>
          </table:table-cell>
          <table:table-cell office:value-type="string">
            <text:p>915.00)</text:p>
          </table:table-cell>
          <table:table-cell office:value-type="string">
            <text:p>OOO!</text:p>
          </table:table-cell>
          <table:table-cell office:value-type="string">
            <text:p>ooo</text:p>
          </table:table-cell>
          <table:table-cell table:style-name="ce2" office:value-type="float" office:value="31.772">
            <text:p>31.772</text:p>
          </table:table-cell>
          <table:table-cell office:value-type="string">
            <text:p>110.00:</text:p>
          </table:table-cell>
          <table:table-cell office:value-type="string">
            <text:p>13.710:00)</text:p>
          </table:table-cell>
          <table:table-cell office:value-type="string">
            <text:p>2.637Í0:</text:p>
          </table:table-cell>
          <table:table-cell office:value-type="string">
            <text:p>368,199.50;</text:p>
          </table:table-cell>
          <table:table-cell table:number-columns-repeated="1002"/>
        </table:table-row>
        <table:table-row table:style-name="ro1">
          <table:table-cell office:value-type="string">
            <text:p>COAHUILA</text:p>
          </table:table-cell>
          <table:table-cell office:value-type="string">
            <text:p>o.oo;</text:p>
          </table:table-cell>
          <table:table-cell office:value-type="string">
            <text:p>o.oo;</text:p>
          </table:table-cell>
          <table:table-cell office:value-type="string">
            <text:p>abó;</text:p>
          </table:table-cell>
          <table:table-cell office:value-type="string">
            <text:p>o.oo;</text:p>
          </table:table-cell>
          <table:table-cell office:value-type="string">
            <text:p>í.ooo.oo;</text:p>
          </table:table-cell>
          <table:table-cell office:value-type="string">
            <text:p>4,060.00;</text:p>
          </table:table-cell>
          <table:table-cell office:value-type="string">
            <text:p>0.00;</text:p>
          </table:table-cell>
          <table:table-cell office:value-type="string">
            <text:p>o.oo;</text:p>
          </table:table-cell>
          <table:table-cell office:value-type="string">
            <text:p>23.650.00;</text:p>
          </table:table-cell>
          <table:table-cell office:value-type="string">
            <text:p>0.00;</text:p>
          </table:table-cell>
          <table:table-cell office:value-type="string">
            <text:p>O.OO:</text:p>
          </table:table-cell>
          <table:table-cell office:value-type="string">
            <text:p>0.00;</text:p>
          </table:table-cell>
          <table:table-cell office:value-type="string">
            <text:p>O.OO;</text:p>
          </table:table-cell>
          <table:table-cell table:number-columns-repeated="2" office:value-type="string">
            <text:p>0.00;</text:p>
          </table:table-cell>
          <table:table-cell office:value-type="string">
            <text:p>0.00:</text:p>
          </table:table-cell>
          <table:table-cell office:value-type="string">
            <text:p>O.OO;</text:p>
          </table:table-cell>
          <table:table-cell office:value-type="string">
            <text:p>0.00;</text:p>
          </table:table-cell>
          <table:table-cell office:value-type="string">
            <text:p>O.OO;</text:p>
          </table:table-cell>
          <table:table-cell office:value-type="string">
            <text:p>1*50.00;</text:p>
          </table:table-cell>
          <table:table-cell office:value-type="string">
            <text:p>28.860.00;</text:p>
          </table:table-cell>
          <table:table-cell table:number-columns-repeated="1002"/>
        </table:table-row>
        <table:table-row table:style-name="ro1">
          <table:table-cell office:value-type="string">
            <text:p>COLIMA</text:p>
          </table:table-cell>
          <table:table-cell office:value-type="string">
            <text:p>0.00;</text:p>
          </table:table-cell>
          <table:table-cell office:value-type="string">
            <text:p><text:span text:style-name="T1">1</text:span><text:span text:style-name="T2"> 0.00</text:span></text:p>
          </table:table-cell>
          <table:table-cell office:value-type="string">
            <text:p>4&lt;MS0</text:p>
          </table:table-cell>
          <table:table-cell table:style-name="ce2" office:value-type="float" office:value="23500">
            <text:p>23500</text:p>
          </table:table-cell>
          <table:table-cell office:value-type="string">
            <text:p>1,004,38</text:p>
          </table:table-cell>
          <table:table-cell office:value-type="string">
            <text:p>&lt;0,649 70;</text:p>
          </table:table-cell>
          <table:table-cell office:value-type="string">
            <text:p>Vi .90;</text:p>
          </table:table-cell>
          <table:table-cell office:value-type="string">
            <text:p>3Ó5JB0'</text:p>
          </table:table-cell>
          <table:table-cell office:value-type="string">
            <text:p>17,828.30;</text:p>
          </table:table-cell>
          <table:table-cell office:value-type="string">
            <text:p>202 36;</text:p>
          </table:table-cell>
          <table:table-cell office:value-type="string">
            <text:p>365.00;</text:p>
          </table:table-cell>
          <table:table-cell office:value-type="string">
            <text:p>0 00;</text:p>
          </table:table-cell>
          <table:table-cell office:value-type="string">
            <text:p>0.00;</text:p>
          </table:table-cell>
          <table:table-cell office:value-type="string">
            <text:p>¿600 00</text:p>
          </table:table-cell>
          <table:table-cell office:value-type="string">
            <text:p>0.00;</text:p>
          </table:table-cell>
          <table:table-cell office:value-type="string">
            <text:p>1,018.40:</text:p>
          </table:table-cell>
          <table:table-cell office:value-type="string">
            <text:p>475.50;</text:p>
          </table:table-cell>
          <table:table-cell office:value-type="string">
            <text:p>ooo*</text:p>
          </table:table-cell>
          <table:table-cell office:value-type="string">
            <text:p>14 00-</text:p>
          </table:table-cell>
          <table:table-cell office:value-type="string">
            <text:p>10200-</text:p>
          </table:table-cell>
          <table:table-cell office:value-type="string">
            <text:p>35,38804;</text:p>
          </table:table-cell>
          <table:table-cell table:number-columns-repeated="1002"/>
        </table:table-row>
        <table:table-row table:style-name="ro1">
          <table:table-cell office:value-type="string">
            <text:p>DF</text:p>
          </table:table-cell>
          <table:table-cell office:value-type="string">
            <text:p>aba</text:p>
          </table:table-cell>
          <table:table-cell office:value-type="string">
            <text:p>' ooo:</text:p>
          </table:table-cell>
          <table:table-cell office:value-type="string">
            <text:p>3.557.40'</text:p>
          </table:table-cell>
          <table:table-cell office:value-type="string">
            <text:p>Í.761.5Ó&gt;</text:p>
          </table:table-cell>
          <table:table-cell office:value-type="string">
            <text:p>46.854.00</text:p>
          </table:table-cell>
          <table:table-cell office:value-type="string">
            <text:p>8,372.84)</text:p>
          </table:table-cell>
          <table:table-cell office:value-type="string">
            <text:p>539.30’</text:p>
          </table:table-cell>
          <table:table-cell office:value-type="string">
            <text:p>1.952.00;</text:p>
          </table:table-cell>
          <table:table-cell office:value-type="string">
            <text:p>22,99080;</text:p>
          </table:table-cell>
          <table:table-cell office:value-type="string">
            <text:p>2.381.00-</text:p>
          </table:table-cell>
          <table:table-cell office:value-type="string">
            <text:p>530.00;</text:p>
          </table:table-cell>
          <table:table-cell office:value-type="string">
            <text:p>1,000.00;</text:p>
          </table:table-cell>
          <table:table-cell office:value-type="string">
            <text:p>0.00;</text:p>
          </table:table-cell>
          <table:table-cell office:value-type="string">
            <text:p>2,950.00;</text:p>
          </table:table-cell>
          <table:table-cell office:value-type="string">
            <text:p>0.00;</text:p>
          </table:table-cell>
          <table:table-cell office:value-type="string">
            <text:p>2.562.00;</text:p>
          </table:table-cell>
          <table:table-cell office:value-type="string">
            <text:p>6,024.20;</text:p>
          </table:table-cell>
          <table:table-cell office:value-type="string">
            <text:p>1.100.10;</text:p>
          </table:table-cell>
          <table:table-cell office:value-type="string">
            <text:p>860.00;</text:p>
          </table:table-cell>
          <table:table-cell office:value-type="string">
            <text:p>9.769.20;</text:p>
          </table:table-cell>
          <table:table-cell office:value-type="string">
            <text:p>115,204.14;</text:p>
          </table:table-cell>
          <table:table-cell table:number-columns-repeated="1002"/>
        </table:table-row>
        <table:table-row table:style-name="ro1">
          <table:table-cell office:value-type="string">
            <text:p>dürango .....</text:p>
          </table:table-cell>
          <table:table-cell office:value-type="string">
            <text:p>bob'</text:p>
          </table:table-cell>
          <table:table-cell office:value-type="string">
            <text:p>OjQDÍ</text:p>
          </table:table-cell>
          <table:table-cell office:value-type="string">
            <text:p>YoV</text:p>
          </table:table-cell>
          <table:table-cell office:value-type="string">
            <text:p>o.oo;</text:p>
          </table:table-cell>
          <table:table-cell office:value-type="string">
            <text:p>OÓÓ*</text:p>
          </table:table-cell>
          <table:table-cell table:style-name="ce2" office:value-type="float" office:value="0">
            <text:p>0</text:p>
          </table:table-cell>
          <table:table-cell office:value-type="string">
            <text:p>O.O0;</text:p>
          </table:table-cell>
          <table:table-cell office:value-type="string">
            <text:p>OOO</text:p>
          </table:table-cell>
          <table:table-cell office:value-type="string">
            <text:p>OOO;</text:p>
          </table:table-cell>
          <table:table-cell office:value-type="string">
            <text:p><text:span text:style-name="T2">obo</text:span><text:span text:style-name="T1">1</text:span><text:span text:style-name="T2">-</text:span></text:p>
          </table:table-cell>
          <table:table-cell office:value-type="string">
            <text:p>ooá</text:p>
          </table:table-cell>
          <table:table-cell office:value-type="string">
            <text:p>0.00;</text:p>
          </table:table-cell>
          <table:table-cell office:value-type="string">
            <text:p>0.00!</text:p>
          </table:table-cell>
          <table:table-cell office:value-type="string">
            <text:p>0.00;</text:p>
          </table:table-cell>
          <table:table-cell office:value-type="string">
            <text:p>OOO;</text:p>
          </table:table-cell>
          <table:table-cell office:value-type="string">
            <text:p>OOO</text:p>
          </table:table-cell>
          <table:table-cell office:value-type="string">
            <text:p>0.00;</text:p>
          </table:table-cell>
          <table:table-cell office:value-type="string">
            <text:p>oj».</text:p>
          </table:table-cell>
          <table:table-cell office:value-type="string">
            <text:p>ooo!</text:p>
          </table:table-cell>
          <table:table-cell office:value-type="string">
            <text:p>OOO</text:p>
          </table:table-cell>
          <table:table-cell office:value-type="string">
            <text:p>0.00,</text:p>
          </table:table-cell>
          <table:table-cell table:number-columns-repeated="1002"/>
        </table:table-row>
        <table:table-row table:style-name="ro1">
          <table:table-cell office:value-type="string">
            <text:p>ESTADO DE MEXICO</text:p>
          </table:table-cell>
          <table:table-cell office:value-type="string">
            <text:p>o.oo:</text:p>
          </table:table-cell>
          <table:table-cell office:value-type="string">
            <text:p>o.oo:</text:p>
          </table:table-cell>
          <table:table-cell office:value-type="string">
            <text:p>99.00)</text:p>
          </table:table-cell>
          <table:table-cell office:value-type="string">
            <text:p>o.oo:</text:p>
          </table:table-cell>
          <table:table-cell office:value-type="string">
            <text:p>191 -oó:</text:p>
          </table:table-cell>
          <table:table-cell office:value-type="string">
            <text:p>906.00)</text:p>
          </table:table-cell>
          <table:table-cell office:value-type="string">
            <text:p>10.00)</text:p>
          </table:table-cell>
          <table:table-cell office:value-type="string">
            <text:p>0.00)</text:p>
          </table:table-cell>
          <table:table-cell office:value-type="string">
            <text:p>2.797.00)</text:p>
          </table:table-cell>
          <table:table-cell office:value-type="string">
            <text:p>161.00)</text:p>
          </table:table-cell>
          <table:table-cell office:value-type="string">
            <text:p>0.00)</text:p>
          </table:table-cell>
          <table:table-cell office:value-type="string">
            <text:p>186.00)</text:p>
          </table:table-cell>
          <table:table-cell office:value-type="string">
            <text:p>O.OO)</text:p>
          </table:table-cell>
          <table:table-cell office:value-type="string">
            <text:p>0.00)</text:p>
          </table:table-cell>
          <table:table-cell office:value-type="string">
            <text:p>ooo:</text:p>
          </table:table-cell>
          <table:table-cell office:value-type="string">
            <text:p>0.00)</text:p>
          </table:table-cell>
          <table:table-cell office:value-type="string">
            <text:p>105.00)</text:p>
          </table:table-cell>
          <table:table-cell office:value-type="string">
            <text:p>27,00)</text:p>
          </table:table-cell>
          <table:table-cell office:value-type="string">
            <text:p>ooo:</text:p>
          </table:table-cell>
          <table:table-cell office:value-type="string">
            <text:p>522.00.</text:p>
          </table:table-cell>
          <table:table-cell office:value-type="string">
            <text:p>5.006.00.</text:p>
          </table:table-cell>
          <table:table-cell table:number-columns-repeated="1002"/>
        </table:table-row>
        <table:table-row table:style-name="ro1">
          <table:table-cell office:value-type="string">
            <text:p>GUANAJUATO</text:p>
          </table:table-cell>
          <table:table-cell office:value-type="string">
            <text:p>000*</text:p>
          </table:table-cell>
          <table:table-cell office:value-type="string">
            <text:p>ooo:</text:p>
          </table:table-cell>
          <table:table-cell office:value-type="string">
            <text:p>$36.00'</text:p>
          </table:table-cell>
          <table:table-cell table:style-name="ce2" office:value-type="float" office:value="2.085">
            <text:p>2.085</text:p>
          </table:table-cell>
          <table:table-cell office:value-type="string">
            <text:p>27 oo:</text:p>
          </table:table-cell>
          <table:table-cell office:value-type="string">
            <text:p>27,37500,'</text:p>
          </table:table-cell>
          <table:table-cell office:value-type="string">
            <text:p>' ■ o.o9:</text:p>
          </table:table-cell>
          <table:table-cell office:value-type="string">
            <text:p>o.oo:</text:p>
          </table:table-cell>
          <table:table-cell office:value-type="string">
            <text:p>42*988.10;</text:p>
          </table:table-cell>
          <table:table-cell office:value-type="string">
            <text:p>1,20700’</text:p>
          </table:table-cell>
          <table:table-cell office:value-type="string">
            <text:p>. 0.00;</text:p>
          </table:table-cell>
          <table:table-cell office:value-type="string">
            <text:p>15 OÓ!</text:p>
          </table:table-cell>
          <table:table-cell office:value-type="string">
            <text:p>OOO</text:p>
          </table:table-cell>
          <table:table-cell office:value-type="string">
            <text:p>26.00)</text:p>
          </table:table-cell>
          <table:table-cell office:value-type="string">
            <text:p>o;oo:</text:p>
          </table:table-cell>
          <table:table-cell office:value-type="string">
            <text:p>OOO</text:p>
          </table:table-cell>
          <table:table-cell office:value-type="string">
            <text:p>9.21200)</text:p>
          </table:table-cell>
          <table:table-cell office:value-type="string">
            <text:p>700:</text:p>
          </table:table-cell>
          <table:table-cell office:value-type="string">
            <text:p>0.00:</text:p>
          </table:table-cell>
          <table:table-cell office:value-type="string">
            <text:p>' 2-50)</text:p>
          </table:table-cell>
          <table:table-cell office:value-type="string">
            <text:p>83,58360;</text:p>
          </table:table-cell>
          <table:table-cell table:number-columns-repeated="1002"/>
        </table:table-row>
        <table:table-row table:style-name="ro1">
          <table:table-cell office:value-type="string">
            <text:p>GUERRERO</text:p>
          </table:table-cell>
          <table:table-cell office:value-type="string">
            <text:p>o.oo:</text:p>
          </table:table-cell>
          <table:table-cell office:value-type="string">
            <text:p>o.ob;</text:p>
          </table:table-cell>
          <table:table-cell office:value-type="string">
            <text:p>63.00;</text:p>
          </table:table-cell>
          <table:table-cell office:value-type="string">
            <text:p>174.00'</text:p>
          </table:table-cell>
          <table:table-cell office:value-type="string">
            <text:p>1.320.00;</text:p>
          </table:table-cell>
          <table:table-cell office:value-type="string">
            <text:p>18,029.50!</text:p>
          </table:table-cell>
          <table:table-cell office:value-type="string">
            <text:p>1,081.50;</text:p>
          </table:table-cell>
          <table:table-cell table:style-name="ce2" office:value-type="float" office:value="39.401">
            <text:p>39.401</text:p>
          </table:table-cell>
          <table:table-cell office:value-type="string">
            <text:p>959.75!</text:p>
          </table:table-cell>
          <table:table-cell office:value-type="string">
            <text:p>15.00;</text:p>
          </table:table-cell>
          <table:table-cell office:value-type="string">
            <text:p>45,30;</text:p>
          </table:table-cell>
          <table:table-cell office:value-type="string">
            <text:p>O.OO;</text:p>
          </table:table-cell>
          <table:table-cell office:value-type="string">
            <text:p>60.00;</text:p>
          </table:table-cell>
          <table:table-cell office:value-type="string">
            <text:p>3.006.76;</text:p>
          </table:table-cell>
          <table:table-cell office:value-type="string">
            <text:p>0.00;</text:p>
          </table:table-cell>
          <table:table-cell office:value-type="string">
            <text:p>206.20!</text:p>
          </table:table-cell>
          <table:table-cell office:value-type="string">
            <text:p>1,950.00;</text:p>
          </table:table-cell>
          <table:table-cell office:value-type="string">
            <text:p>0.00;</text:p>
          </table:table-cell>
          <table:table-cell office:value-type="string">
            <text:p>ooo;</text:p>
          </table:table-cell>
          <table:table-cell office:value-type="string">
            <text:p>1.911.20;-</text:p>
          </table:table-cell>
          <table:table-cell office:value-type="string">
            <text:p>28,681.61)</text:p>
          </table:table-cell>
          <table:table-cell table:number-columns-repeated="1002"/>
        </table:table-row>
        <table:table-row table:style-name="ro1">
          <table:table-cell office:value-type="string">
            <text:p>HIDALGO</text:p>
          </table:table-cell>
          <table:table-cell office:value-type="string">
            <text:p>~ 000-</text:p>
          </table:table-cell>
          <table:table-cell office:value-type="string">
            <text:p>ooo,</text:p>
          </table:table-cell>
          <table:table-cell office:value-type="string">
            <text:p>44,00;</text:p>
          </table:table-cell>
          <table:table-cell office:value-type="string">
            <text:p>ooo</text:p>
          </table:table-cell>
          <table:table-cell office:value-type="string">
            <text:p>94.00,</text:p>
          </table:table-cell>
          <table:table-cell office:value-type="string">
            <text:p>■ • «9»</text:p>
          </table:table-cell>
          <table:table-cell office:value-type="string">
            <text:p>16 00-</text:p>
          </table:table-cell>
          <table:table-cell office:value-type="string">
            <text:p>?oo;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4300">
            <text:p>4300</text:p>
          </table:table-cell>
          <table:table-cell office:value-type="string">
            <text:p>: ooo;</text:p>
          </table:table-cell>
          <table:table-cell office:value-type="string">
            <text:p>0.00;</text:p>
          </table:table-cell>
          <table:table-cell table:style-name="ce2" office:value-type="float" office:value="12200">
            <text:p>12200</text:p>
          </table:table-cell>
          <table:table-cell office:value-type="string">
            <text:p>o.oo;</text:p>
          </table:table-cell>
          <table:table-cell office:value-type="string">
            <text:p>ooo;</text:p>
          </table:table-cell>
          <table:table-cell office:value-type="string">
            <text:p>O.OO;</text:p>
          </table:table-cell>
          <table:table-cell office:value-type="string">
            <text:p>23,00;</text:p>
          </table:table-cell>
          <table:table-cell office:value-type="string">
            <text:p>000;</text:p>
          </table:table-cell>
          <table:table-cell office:value-type="string">
            <text:p>ooo,</text:p>
          </table:table-cell>
          <table:table-cell office:value-type="string">
            <text:p>.5650;</text:p>
          </table:table-cell>
          <table:table-cell office:value-type="string">
            <text:p>1,81400'</text:p>
          </table:table-cell>
          <table:table-cell table:number-columns-repeated="1002"/>
        </table:table-row>
        <table:table-row table:style-name="ro1">
          <table:table-cell office:value-type="string">
            <text:p>JALISCO</text:p>
          </table:table-cell>
          <table:table-cell office:value-type="string">
            <text:p>0,00-</text:p>
          </table:table-cell>
          <table:table-cell office:value-type="string">
            <text:p>0.00'</text:p>
          </table:table-cell>
          <table:table-cell office:value-type="string">
            <text:p>2.442,00)</text:p>
          </table:table-cell>
          <table:table-cell office:value-type="string">
            <text:p>279.00;</text:p>
          </table:table-cell>
          <table:table-cell office:value-type="string">
            <text:p><text:span text:style-name="T2">10.148.00</text:span><text:span text:style-name="T1">:</text:span></text:p>
          </table:table-cell>
          <table:table-cell office:value-type="string">
            <text:p>37.027.00'</text:p>
          </table:table-cell>
          <table:table-cell office:value-type="string">
            <text:p>0.00;</text:p>
          </table:table-cell>
          <table:table-cell office:value-type="string">
            <text:p>1,593.90;</text:p>
          </table:table-cell>
          <table:table-cell office:value-type="string">
            <text:p>22.676.00-</text:p>
          </table:table-cell>
          <table:table-cell office:value-type="string">
            <text:p>202.00;</text:p>
          </table:table-cell>
          <table:table-cell office:value-type="string">
            <text:p>434.00*</text:p>
          </table:table-cell>
          <table:table-cell office:value-type="string">
            <text:p>11.00;</text:p>
          </table:table-cell>
          <table:table-cell office:value-type="string">
            <text:p>0.00;</text:p>
          </table:table-cell>
          <table:table-cell office:value-type="string">
            <text:p>1,211.90-</text:p>
          </table:table-cell>
          <table:table-cell office:value-type="string">
            <text:p>0.00;</text:p>
          </table:table-cell>
          <table:table-cell office:value-type="string">
            <text:p>495.00-</text:p>
          </table:table-cell>
          <table:table-cell office:value-type="string">
            <text:p>7.104.a);</text:p>
          </table:table-cell>
          <table:table-cell table:number-columns-repeated="2" office:value-type="string">
            <text:p>0.00;</text:p>
          </table:table-cell>
          <table:table-cell office:value-type="string">
            <text:p>22.777.50;</text:p>
          </table:table-cell>
          <table:table-cell office:value-type="string">
            <text:p>106,401.30-</text:p>
          </table:table-cell>
          <table:table-cell table:number-columns-repeated="1002"/>
        </table:table-row>
        <table:table-row table:style-name="ro1">
          <table:table-cell office:value-type="string">
            <text:p>MJCHpACAN</text:p>
          </table:table-cell>
          <table:table-cell office:value-type="string">
            <text:p>*000)</text:p>
          </table:table-cell>
          <table:table-cell office:value-type="string">
            <text:p>obo-</text:p>
          </table:table-cell>
          <table:table-cell office:value-type="string">
            <text:p><text:span text:style-name="T2">* "</text:span><text:span text:style-name="T1">f</text:span><text:span text:style-name="T2"> 138 00*</text:span></text:p>
          </table:table-cell>
          <table:table-cell office:value-type="string">
            <text:p>120,034 (ffl!</text:p>
          </table:table-cell>
          <table:table-cell office:value-type="string">
            <text:p>" 518.00-</text:p>
          </table:table-cell>
          <table:table-cell office:value-type="string">
            <text:p>10,29800)</text:p>
          </table:table-cell>
          <table:table-cell table:style-name="ce2" office:value-type="float" office:value="48">
            <text:p>48</text:p>
          </table:table-cell>
          <table:table-cell office:value-type="string">
            <text:p>50¿‘</text:p>
          </table:table-cell>
          <table:table-cell office:value-type="string">
            <text:p>18,37309-</text:p>
          </table:table-cell>
          <table:table-cell office:value-type="string">
            <text:p>"*569.00</text:p>
          </table:table-cell>
          <table:table-cell office:value-type="string">
            <text:p>•' 108.00'</text:p>
          </table:table-cell>
          <table:table-cell office:value-type="string">
            <text:p>' 53.00;</text:p>
          </table:table-cell>
          <table:table-cell office:value-type="string">
            <text:p>8.00;</text:p>
          </table:table-cell>
          <table:table-cell office:value-type="string">
            <text:p>56.00-</text:p>
          </table:table-cell>
          <table:table-cell office:value-type="string">
            <text:p>O.OO;</text:p>
          </table:table-cell>
          <table:table-cell office:value-type="string">
            <text:p><text:span text:style-name="T2">100.00</text:span><text:span text:style-name="T1">:</text:span></text:p>
          </table:table-cell>
          <table:table-cell table:style-name="ce2" office:value-type="float" office:value="1.516">
            <text:p>1.516</text:p>
          </table:table-cell>
          <table:table-cell office:value-type="string">
            <text:p>500-</text:p>
          </table:table-cell>
          <table:table-cell office:value-type="string">
            <text:p>0.00;</text:p>
          </table:table-cell>
          <table:table-cell office:value-type="string">
            <text:p>26.716.00;</text:p>
          </table:table-cell>
          <table:table-cell office:value-type="string">
            <text:p>176.53300-</text:p>
          </table:table-cell>
          <table:table-cell table:number-columns-repeated="1002"/>
        </table:table-row>
        <table:table-row table:style-name="ro1">
          <table:table-cell office:value-type="string">
            <text:p>MORELOS</text:p>
          </table:table-cell>
          <table:table-cell office:value-type="string">
            <text:p>o.ob:</text:p>
          </table:table-cell>
          <table:table-cell office:value-type="string">
            <text:p>o.oo:</text:p>
          </table:table-cell>
          <table:table-cell office:value-type="string">
            <text:p>o.oo'.</text:p>
          </table:table-cell>
          <table:table-cell office:value-type="string">
            <text:p>o.oo)</text:p>
          </table:table-cell>
          <table:table-cell office:value-type="string">
            <text:p>40.00)</text:p>
          </table:table-cell>
          <table:table-cell office:value-type="string">
            <text:p>63.00)</text:p>
          </table:table-cell>
          <table:table-cell office:value-type="string">
            <text:p>0.00-</text:p>
          </table:table-cell>
          <table:table-cell office:value-type="string">
            <text:p>o.oo!</text:p>
          </table:table-cell>
          <table:table-cell office:value-type="string">
            <text:p>6,690.00)</text:p>
          </table:table-cell>
          <table:table-cell office:value-type="string">
            <text:p>O.OO:</text:p>
          </table:table-cell>
          <table:table-cell office:value-type="string">
            <text:p>0.00)</text:p>
          </table:table-cell>
          <table:table-cell office:value-type="string">
            <text:p>O.OO)</text:p>
          </table:table-cell>
          <table:table-cell office:value-type="string">
            <text:p>o.oo)</text:p>
          </table:table-cell>
          <table:table-cell office:value-type="string">
            <text:p>0.00)</text:p>
          </table:table-cell>
          <table:table-cell office:value-type="string">
            <text:p>o.oo)</text:p>
          </table:table-cell>
          <table:table-cell table:style-name="ce2" office:value-type="float" office:value="0">
            <text:p>0</text:p>
          </table:table-cell>
          <table:table-cell table:number-columns-repeated="3" office:value-type="string">
            <text:p>0.00)</text:p>
          </table:table-cell>
          <table:table-cell office:value-type="string">
            <text:p>728.0);</text:p>
          </table:table-cell>
          <table:table-cell office:value-type="string">
            <text:p>7.521.00)</text:p>
          </table:table-cell>
          <table:table-cell table:number-columns-repeated="1002"/>
        </table:table-row>
        <table:table-row table:style-name="ro1">
          <table:table-cell office:value-type="string">
            <text:p>NAYARIT</text:p>
          </table:table-cell>
          <table:table-cell office:value-type="string">
            <text:p>’obo’</text:p>
          </table:table-cell>
          <table:table-cell office:value-type="string">
            <text:p>........0.00</text:p>
          </table:table-cell>
          <table:table-cell office:value-type="string">
            <text:p>o.oor</text:p>
          </table:table-cell>
          <table:table-cell office:value-type="string">
            <text:p>oj»:</text:p>
          </table:table-cell>
          <table:table-cell office:value-type="string">
            <text:p>ooo:</text:p>
          </table:table-cell>
          <table:table-cell office:value-type="string">
            <text:p>11,204:00:</text:p>
          </table:table-cell>
          <table:table-cell office:value-type="string">
            <text:p>ooo!</text:p>
          </table:table-cell>
          <table:table-cell table:style-name="ce2" office:value-type="float" office:value="109600">
            <text:p>109600</text:p>
          </table:table-cell>
          <table:table-cell office:value-type="string">
            <text:p>7;583 00’</text:p>
          </table:table-cell>
          <table:table-cell office:value-type="string">
            <text:p>7.00‘</text:p>
          </table:table-cell>
          <table:table-cell office:value-type="string">
            <text:p>'006:</text:p>
          </table:table-cell>
          <table:table-cell office:value-type="string">
            <text:p>ooo:</text:p>
          </table:table-cell>
          <table:table-cell office:value-type="string">
            <text:p>OOO</text:p>
          </table:table-cell>
          <table:table-cell office:value-type="string">
            <text:p>'1,520-00)</text:p>
          </table:table-cell>
          <table:table-cell office:value-type="string">
            <text:p>. 815.00)</text:p>
          </table:table-cell>
          <table:table-cell office:value-type="string">
            <text:p>OOO</text:p>
          </table:table-cell>
          <table:table-cell office:value-type="string">
            <text:p>OOO'</text:p>
          </table:table-cell>
          <table:table-cell office:value-type="string">
            <text:p>294»;</text:p>
          </table:table-cell>
          <table:table-cell office:value-type="string">
            <text:p>0.00)</text:p>
          </table:table-cell>
          <table:table-cell office:value-type="string">
            <text:p>686,50: ’</text:p>
          </table:table-cell>
          <table:table-cell office:value-type="string">
            <text:p>22,740.50:</text:p>
          </table:table-cell>
          <table:table-cell table:number-columns-repeated="1002"/>
        </table:table-row>
        <table:table-row table:style-name="ro1">
          <table:table-cell office:value-type="string">
            <text:p>NUEVO LEON</text:p>
          </table:table-cell>
          <table:table-cell office:value-type="string">
            <text:p>0.00!</text:p>
          </table:table-cell>
          <table:table-cell office:value-type="string">
            <text:p>o.oo:</text:p>
          </table:table-cell>
          <table:table-cell office:value-type="string">
            <text:p>o.oo;</text:p>
          </table:table-cell>
          <table:table-cell office:value-type="string">
            <text:p>o.oo;</text:p>
          </table:table-cell>
          <table:table-cell office:value-type="string">
            <text:p>o.oo:</text:p>
          </table:table-cell>
          <table:table-cell office:value-type="string">
            <text:p>o.oo:</text:p>
          </table:table-cell>
          <table:table-cell office:value-type="string">
            <text:p>o.oo:</text:p>
          </table:table-cell>
          <table:table-cell office:value-type="string">
            <text:p>o.oo:</text:p>
          </table:table-cell>
          <table:table-cell office:value-type="string">
            <text:p>0.00!</text:p>
          </table:table-cell>
          <table:table-cell office:value-type="string">
            <text:p>O.OO!</text:p>
          </table:table-cell>
          <table:table-cell office:value-type="string">
            <text:p>0.00:</text:p>
          </table:table-cell>
          <table:table-cell office:value-type="string">
            <text:p>0.00;</text:p>
          </table:table-cell>
          <table:table-cell office:value-type="string">
            <text:p>O.OO;</text:p>
          </table:table-cell>
          <table:table-cell office:value-type="string">
            <text:p>O.OO!</text:p>
          </table:table-cell>
          <table:table-cell office:value-type="string">
            <text:p>OOO!</text:p>
          </table:table-cell>
          <table:table-cell office:value-type="string">
            <text:p>000;</text:p>
          </table:table-cell>
          <table:table-cell office:value-type="string">
            <text:p>ooo:</text:p>
          </table:table-cell>
          <table:table-cell table:number-columns-repeated="2" office:value-type="string">
            <text:p>0.00)</text:p>
          </table:table-cell>
          <table:table-cell office:value-type="string">
            <text:p>2,950.00;</text:p>
          </table:table-cell>
          <table:table-cell office:value-type="string">
            <text:p>2,9504»;</text:p>
          </table:table-cell>
          <table:table-cell table:number-columns-repeated="1002"/>
        </table:table-row>
        <table:table-row table:style-name="ro1">
          <table:table-cell office:value-type="string">
            <text:p>OAXACA</text:p>
          </table:table-cell>
          <table:table-cell office:value-type="string">
            <text:p>o.oo;</text:p>
          </table:table-cell>
          <table:table-cell office:value-type="string">
            <text:p>ooo.</text:p>
          </table:table-cell>
          <table:table-cell office:value-type="string">
            <text:p>0.00'</text:p>
          </table:table-cell>
          <table:table-cell office:value-type="string">
            <text:p>150.00,</text:p>
          </table:table-cell>
          <table:table-cell office:value-type="string">
            <text:p>22.50)</text:p>
          </table:table-cell>
          <table:table-cell office:value-type="string">
            <text:p>1,916,00)</text:p>
          </table:table-cell>
          <table:table-cell office:value-type="string">
            <text:p>12100’</text:p>
          </table:table-cell>
          <table:table-cell office:value-type="string">
            <text:p>457«)'</text:p>
          </table:table-cell>
          <table:table-cell office:value-type="string">
            <text:p>2,139 30*</text:p>
          </table:table-cell>
          <table:table-cell office:value-type="string">
            <text:p>_5Ó¿.bo;</text:p>
          </table:table-cell>
          <table:table-cell office:value-type="string">
            <text:p>54K&gt;"</text:p>
          </table:table-cell>
          <table:table-cell office:value-type="string">
            <text:p>110.00:</text:p>
          </table:table-cell>
          <table:table-cell office:value-type="string">
            <text:p>OOO</text:p>
          </table:table-cell>
          <table:table-cell office:value-type="string">
            <text:p>0.00-</text:p>
          </table:table-cell>
          <table:table-cell office:value-type="string">
            <text:p>000;</text:p>
          </table:table-cell>
          <table:table-cell office:value-type="string">
            <text:p>ooo*</text:p>
          </table:table-cell>
          <table:table-cell office:value-type="string">
            <text:p>¡6200</text:p>
          </table:table-cell>
          <table:table-cell office:value-type="string">
            <text:p>OOP;</text:p>
          </table:table-cell>
          <table:table-cell office:value-type="string">
            <text:p>100.00'</text:p>
          </table:table-cell>
          <table:table-cell office:value-type="string">
            <text:p>352'ob]</text:p>
          </table:table-cell>
          <table:table-cell office:value-type="string">
            <text:p>6.056.80,</text:p>
          </table:table-cell>
          <table:table-cell table:number-columns-repeated="1002"/>
        </table:table-row>
        <table:table-row table:style-name="ro1">
          <table:table-cell office:value-type="string">
            <text:p>PUEBLA</text:p>
          </table:table-cell>
          <table:table-cell office:value-type="string">
            <text:p>o.oo;</text:p>
          </table:table-cell>
          <table:table-cell office:value-type="string">
            <text:p>0.00;</text:p>
          </table:table-cell>
          <table:table-cell office:value-type="string">
            <text:p>17.546.00;</text:p>
          </table:table-cell>
          <table:table-cell office:value-type="string">
            <text:p>0.00;</text:p>
          </table:table-cell>
          <table:table-cell office:value-type="string">
            <text:p>4,402.00;</text:p>
          </table:table-cell>
          <table:table-cell office:value-type="string">
            <text:p>89.082.00;</text:p>
          </table:table-cell>
          <table:table-cell office:value-type="string">
            <text:p>94.00;</text:p>
          </table:table-cell>
          <table:table-cell office:value-type="string">
            <text:p>o.oo-</text:p>
          </table:table-cell>
          <table:table-cell office:value-type="string">
            <text:p>24,057.00;</text:p>
          </table:table-cell>
          <table:table-cell office:value-type="string">
            <text:p>í.079.bbf</text:p>
          </table:table-cell>
          <table:table-cell office:value-type="string">
            <text:p>10.00;</text:p>
          </table:table-cell>
          <table:table-cell office:value-type="string">
            <text:p>62.00;</text:p>
          </table:table-cell>
          <table:table-cell office:value-type="string">
            <text:p>"*24-00;</text:p>
          </table:table-cell>
          <table:table-cell office:value-type="string">
            <text:p>111.00;</text:p>
          </table:table-cell>
          <table:table-cell office:value-type="string">
            <text:p>o.oo-</text:p>
          </table:table-cell>
          <table:table-cell office:value-type="string">
            <text:p>0.00;</text:p>
          </table:table-cell>
          <table:table-cell office:value-type="string">
            <text:p>246.00;</text:p>
          </table:table-cell>
          <table:table-cell office:value-type="string">
            <text:p>'294¿bf*</text:p>
          </table:table-cell>
          <table:table-cell office:value-type="string">
            <text:p>0.00;</text:p>
          </table:table-cell>
          <table:table-cell table:style-name="ce3" office:value-type="string" table:number-columns-spanned="1" table:number-rows-spanned="2">
            <text:p>2.575.00; 61600-</text:p>
          </table:table-cell>
          <table:table-cell office:value-type="string">
            <text:p>139,582.00*</text:p>
          </table:table-cell>
          <table:table-cell table:number-columns-repeated="1002"/>
        </table:table-row>
        <table:table-row table:style-name="ro1">
          <table:table-cell office:value-type="string">
            <text:p>OUERETÁRO ■*</text:p>
          </table:table-cell>
          <table:table-cell office:value-type="string">
            <text:p>bbo*</text:p>
          </table:table-cell>
          <table:table-cell office:value-type="string">
            <text:p>OO0&gt;</text:p>
          </table:table-cell>
          <table:table-cell office:value-type="string">
            <text:p>312,00;</text:p>
          </table:table-cell>
          <table:table-cell office:value-type="string">
            <text:p>OOO,</text:p>
          </table:table-cell>
          <table:table-cell office:value-type="string">
            <text:p>. 556.00-</text:p>
          </table:table-cell>
          <table:table-cell office:value-type="string">
            <text:p>'7*13600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isicjsebb;</text:p>
          </table:table-cell>
          <table:table-cell office:value-type="string">
            <text:p>* 340*00;</text:p>
          </table:table-cell>
          <table:table-cell office:value-type="string">
            <text:p>* abo)</text:p>
          </table:table-cell>
          <table:table-cell office:value-type="string">
            <text:p>ooo!</text:p>
          </table:table-cell>
          <table:table-cell office:value-type="string">
            <text:p>"*b,ób-</text:p>
          </table:table-cell>
          <table:table-cell office:value-type="string">
            <text:p>Wüo)</text:p>
          </table:table-cell>
          <table:table-cell office:value-type="string">
            <text:p>ooo'</text:p>
          </table:table-cell>
          <table:table-cell office:value-type="string">
            <text:p>o.oa</text:p>
          </table:table-cell>
          <table:table-cell office:value-type="string">
            <text:p>1*11*6.00;</text:p>
          </table:table-cell>
          <table:table-cell office:value-type="string">
            <text:p>too 00</text:p>
          </table:table-cell>
          <table:table-cell table:style-name="ce4" office:value-type="string">
            <text:p>ooo</text:p>
          </table:table-cell>
          <table:covered-table-cell table:style-name="ce2"/>
          <table:table-cell office:value-type="string">
            <text:p>26319.00*</text:p>
          </table:table-cell>
          <table:table-cell table:number-columns-repeated="1002"/>
        </table:table-row>
        <table:table-row table:style-name="ro1">
          <table:table-cell office:value-type="string">
            <text:p>QUINTANA ROO</text:p>
          </table:table-cell>
          <table:table-cell office:value-type="string">
            <text:p>o.oo:</text:p>
          </table:table-cell>
          <table:table-cell office:value-type="string">
            <text:p>0.00¡</text:p>
          </table:table-cell>
          <table:table-cell office:value-type="string">
            <text:p>o.oo:</text:p>
          </table:table-cell>
          <table:table-cell office:value-type="string">
            <text:p>0.00-</text:p>
          </table:table-cell>
          <table:table-cell office:value-type="string">
            <text:p>¿o.oo!</text:p>
          </table:table-cell>
          <table:table-cell office:value-type="string">
            <text:p>1.560.50-</text:p>
          </table:table-cell>
          <table:table-cell office:value-type="string">
            <text:p>2,059.60'</text:p>
          </table:table-cell>
          <table:table-cell office:value-type="string">
            <text:p>o.oo)</text:p>
          </table:table-cell>
          <table:table-cell office:value-type="string">
            <text:p>3,171.00*)</text:p>
          </table:table-cell>
          <table:table-cell office:value-type="string">
            <text:p>144.00)</text:p>
          </table:table-cell>
          <table:table-cell office:value-type="string">
            <text:p>* 4,423*04")</text:p>
          </table:table-cell>
          <table:table-cell office:value-type="string">
            <text:p>Q.00¡</text:p>
          </table:table-cell>
          <table:table-cell office:value-type="string">
            <text:p>2.00)</text:p>
          </table:table-cell>
          <table:table-cell office:value-type="string">
            <text:p>0.00)</text:p>
          </table:table-cell>
          <table:table-cell office:value-type="string">
            <text:p>o.oo)</text:p>
          </table:table-cell>
          <table:table-cell office:value-type="string">
            <text:p>o.oo-</text:p>
          </table:table-cell>
          <table:table-cell office:value-type="string">
            <text:p>507.00)</text:p>
          </table:table-cell>
          <table:table-cell office:value-type="string">
            <text:p>10.00-</text:p>
          </table:table-cell>
          <table:table-cell office:value-type="string">
            <text:p>0.00;</text:p>
          </table:table-cell>
          <table:table-cell office:value-type="string">
            <text:p>540.00)</text:p>
          </table:table-cell>
          <table:table-cell office:value-type="string">
            <text:p>12,467.14)</text:p>
          </table:table-cell>
          <table:table-cell table:number-columns-repeated="1002"/>
        </table:table-row>
        <table:table-row table:style-name="ro1">
          <table:table-cell office:value-type="string">
            <text:p>SAN LUIS POTOSI</text:p>
          </table:table-cell>
          <table:table-cell office:value-type="string">
            <text:p>o.oo)</text:p>
          </table:table-cell>
          <table:table-cell office:value-type="string">
            <text:p>ooo;</text:p>
          </table:table-cell>
          <table:table-cell office:value-type="string">
            <text:p>60.00)</text:p>
          </table:table-cell>
          <table:table-cell office:value-type="string">
            <text:p>ooo</text:p>
          </table:table-cell>
          <table:table-cell office:value-type="string">
            <text:p>i.náoa</text:p>
          </table:table-cell>
          <table:table-cell office:value-type="string">
            <text:p>2.171.50:'</text:p>
          </table:table-cell>
          <table:table-cell office:value-type="string">
            <text:p>22-00'</text:p>
          </table:table-cell>
          <table:table-cell office:value-type="string">
            <text:p>o.ob:*</text:p>
          </table:table-cell>
          <table:table-cell office:value-type="string">
            <text:p>9,97080)</text:p>
          </table:table-cell>
          <table:table-cell office:value-type="string">
            <text:p>*103,501:</text:p>
          </table:table-cell>
          <table:table-cell office:value-type="string">
            <text:p>Vibb;</text:p>
          </table:table-cell>
          <table:table-cell office:value-type="string">
            <text:p>OJ»)</text:p>
          </table:table-cell>
          <table:table-cell office:value-type="string">
            <text:p>ooo)</text:p>
          </table:table-cell>
          <table:table-cell table:style-name="ce2" office:value-type="float" office:value="41600">
            <text:p>41600</text:p>
          </table:table-cell>
          <table:table-cell table:style-name="ce2" office:value-type="float" office:value="52900">
            <text:p>52900</text:p>
          </table:table-cell>
          <table:table-cell office:value-type="string">
            <text:p>.*. o.ob:</text:p>
          </table:table-cell>
          <table:table-cell office:value-type="string">
            <text:p>"709.8Ó)’</text:p>
          </table:table-cell>
          <table:table-cell office:value-type="string">
            <text:p>0.0Ó.</text:p>
          </table:table-cell>
          <table:table-cell office:value-type="string">
            <text:p>10.069 00.</text:p>
          </table:table-cell>
          <table:table-cell office:value-type="string">
            <text:p>9.6874»)</text:p>
          </table:table-cell>
          <table:table-cell office:value-type="string">
            <text:p>34.866.60:</text:p>
          </table:table-cell>
          <table:table-cell table:number-columns-repeated="1002"/>
        </table:table-row>
        <table:table-row table:style-name="ro1">
          <table:table-cell office:value-type="string">
            <text:p>SINALOA</text:p>
          </table:table-cell>
          <table:table-cell office:value-type="string">
            <text:p>o.oo;</text:p>
          </table:table-cell>
          <table:table-cell office:value-type="string">
            <text:p>140,400.00)</text:p>
          </table:table-cell>
          <table:table-cell office:value-type="string">
            <text:p>801.00!</text:p>
          </table:table-cell>
          <table:table-cell office:value-type="string">
            <text:p>i.7ob.i S6.00:</text:p>
          </table:table-cell>
          <table:table-cell office:value-type="string">
            <text:p>83S.00:</text:p>
          </table:table-cell>
          <table:table-cell office:value-type="string">
            <text:p>184,108.00;</text:p>
          </table:table-cell>
          <table:table-cell office:value-type="string">
            <text:p>24.50)</text:p>
          </table:table-cell>
          <table:table-cell office:value-type="string">
            <text:p>1.Ó62.ÓÓ:</text:p>
          </table:table-cell>
          <table:table-cell office:value-type="string">
            <text:p>3.999.00:</text:p>
          </table:table-cell>
          <table:table-cell office:value-type="string">
            <text:p>1.021.00:</text:p>
          </table:table-cell>
          <table:table-cell office:value-type="string">
            <text:p>abo:</text:p>
          </table:table-cell>
          <table:table-cell office:value-type="string">
            <text:p>485.00!</text:p>
          </table:table-cell>
          <table:table-cell office:value-type="string">
            <text:p>0.00;</text:p>
          </table:table-cell>
          <table:table-cell office:value-type="string">
            <text:p>301,00)</text:p>
          </table:table-cell>
          <table:table-cell office:value-type="string">
            <text:p>280.00;</text:p>
          </table:table-cell>
          <table:table-cell office:value-type="string">
            <text:p>2,042.0b:</text:p>
          </table:table-cell>
          <table:table-cell office:value-type="string">
            <text:p>362.00.</text:p>
          </table:table-cell>
          <table:table-cell table:number-columns-repeated="2" office:value-type="string">
            <text:p>0.00;</text:p>
          </table:table-cell>
          <table:table-cell office:value-type="string">
            <text:p>15.434.IX):</text:p>
          </table:table-cell>
          <table:table-cell office:value-type="string">
            <text:p>2.051.310.50;</text:p>
          </table:table-cell>
          <table:table-cell table:number-columns-repeated="1002"/>
        </table:table-row>
        <table:table-row table:style-name="ro1">
          <table:table-cell office:value-type="string">
            <text:p>SONORA</text:p>
          </table:table-cell>
          <table:table-cell office:value-type="string">
            <text:p>ooo;</text:p>
          </table:table-cell>
          <table:table-cell office:value-type="string">
            <text:p>1,070,636 00;</text:p>
          </table:table-cell>
          <table:table-cell office:value-type="string">
            <text:p>ooo;</text:p>
          </table:table-cell>
          <table:table-cell office:value-type="string">
            <text:p>100.00:</text:p>
          </table:table-cell>
          <table:table-cell table:style-name="ce2" office:value-type="float" office:value="30317">
            <text:p>30317</text:p>
          </table:table-cell>
          <table:table-cell office:value-type="string">
            <text:p><text:span text:style-name="T1">;</text:span><text:span text:style-name="T2"> 54 9931»:</text:span></text:p>
          </table:table-cell>
          <table:table-cell office:value-type="string">
            <text:p>1,32100.</text:p>
          </table:table-cell>
          <table:table-cell office:value-type="string">
            <text:p>• 7.77000: •'</text:p>
          </table:table-cell>
          <table:table-cell office:value-type="string">
            <text:p>SO.ASt.OO:</text:p>
          </table:table-cell>
          <table:table-cell office:value-type="string">
            <text:p>8.713.0b;</text:p>
          </table:table-cell>
          <table:table-cell office:value-type="string">
            <text:p>44,bp;</text:p>
          </table:table-cell>
          <table:table-cell office:value-type="string">
            <text:p>120.00;:</text:p>
          </table:table-cell>
          <table:table-cell office:value-type="string">
            <text:p>ooo,</text:p>
          </table:table-cell>
          <table:table-cell office:value-type="string">
            <text:p>aoo;</text:p>
          </table:table-cell>
          <table:table-cell office:value-type="string">
            <text:p>0.00;</text:p>
          </table:table-cell>
          <table:table-cell office:value-type="string">
            <text:p>oob:</text:p>
          </table:table-cell>
          <table:table-cell office:value-type="string">
            <text:p>*2,726.00.</text:p>
          </table:table-cell>
          <table:table-cell office:value-type="string">
            <text:p>ooo</text:p>
          </table:table-cell>
          <table:table-cell table:style-name="ce2" office:value-type="float" office:value="0">
            <text:p>0</text:p>
          </table:table-cell>
          <table:table-cell office:value-type="string">
            <text:p>17,09;</text:p>
          </table:table-cell>
          <table:table-cell office:value-type="string">
            <text:p>1.260.25700;</text:p>
          </table:table-cell>
          <table:table-cell table:number-columns-repeated="1002"/>
        </table:table-row>
        <table:table-row table:style-name="ro1">
          <table:table-cell office:value-type="string">
            <text:p>TABASCO</text:p>
          </table:table-cell>
          <table:table-cell office:value-type="string">
            <text:p>0.00;</text:p>
          </table:table-cell>
          <table:table-cell office:value-type="string">
            <text:p>o.oo;</text:p>
          </table:table-cell>
          <table:table-cell office:value-type="string">
            <text:p>lo.oo;</text:p>
          </table:table-cell>
          <table:table-cell office:value-type="string">
            <text:p>o.oo;</text:p>
          </table:table-cell>
          <table:table-cell table:style-name="ce2" office:value-type="float" office:value="1045">
            <text:p>1045</text:p>
          </table:table-cell>
          <table:table-cell office:value-type="string">
            <text:p>1,503.00;</text:p>
          </table:table-cell>
          <table:table-cell office:value-type="string">
            <text:p>4.00-</text:p>
          </table:table-cell>
          <table:table-cell office:value-type="string">
            <text:p>o.óóf</text:p>
          </table:table-cell>
          <table:table-cell office:value-type="string">
            <text:p>2.661.50;</text:p>
          </table:table-cell>
          <table:table-cell office:value-type="string">
            <text:p>34.00;</text:p>
          </table:table-cell>
          <table:table-cell office:value-type="string">
            <text:p>" ’" * ’ * Vob;</text:p>
          </table:table-cell>
          <table:table-cell office:value-type="string">
            <text:p>’ mob’</text:p>
          </table:table-cell>
          <table:table-cell office:value-type="string">
            <text:p>0.00;</text:p>
          </table:table-cell>
          <table:table-cell office:value-type="string">
            <text:p>4.568.00;</text:p>
          </table:table-cell>
          <table:table-cell office:value-type="string">
            <text:p>0.00;</text:p>
          </table:table-cell>
          <table:table-cell office:value-type="string">
            <text:p>abo*</text:p>
          </table:table-cell>
          <table:table-cell office:value-type="string">
            <text:p>64.00;</text:p>
          </table:table-cell>
          <table:table-cell office:value-type="string">
            <text:p>146.50;</text:p>
          </table:table-cell>
          <table:table-cell office:value-type="string">
            <text:p>23.00;</text:p>
          </table:table-cell>
          <table:table-cell office:value-type="string">
            <text:p>' 63900*</text:p>
          </table:table-cell>
          <table:table-cell office:value-type="string">
            <text:p>10.813.00;</text:p>
          </table:table-cell>
          <table:table-cell table:number-columns-repeated="1002"/>
        </table:table-row>
        <table:table-row table:style-name="ro1">
          <table:table-cell office:value-type="string">
            <text:p>TAMAUUPAS</text:p>
          </table:table-cell>
          <table:table-cell office:value-type="string">
            <text:p>OOO</text:p>
          </table:table-cell>
          <table:table-cell office:value-type="string">
            <text:p>ooo'</text:p>
          </table:table-cell>
          <table:table-cell office:value-type="string">
            <text:p>3000;</text:p>
          </table:table-cell>
          <table:table-cell office:value-type="string">
            <text:p>0.00'</text:p>
          </table:table-cell>
          <table:table-cell table:style-name="ce2" office:value-type="float" office:value="70000">
            <text:p>70000</text:p>
          </table:table-cell>
          <table:table-cell office:value-type="string">
            <text:p><text:span text:style-name="T2">¿,«5 »</text:span><text:span text:style-name="T1">r</text:span></text:p>
          </table:table-cell>
          <table:table-cell table:style-name="ce2" office:value-type="float" office:value="0">
            <text:p>0</text:p>
          </table:table-cell>
          <table:table-cell office:value-type="string">
            <text:p>áóo-</text:p>
          </table:table-cell>
          <table:table-cell office:value-type="string">
            <text:p>6.943 00;</text:p>
          </table:table-cell>
          <table:table-cell office:value-type="string">
            <text:p>OOO</text:p>
          </table:table-cell>
          <table:table-cell office:value-type="string">
            <text:p>" «.¿n:</text:p>
          </table:table-cell>
          <table:table-cell office:value-type="string">
            <text:p>2.536.00</text:p>
          </table:table-cell>
          <table:table-cell office:value-type="string">
            <text:p>0 00;</text:p>
          </table:table-cell>
          <table:table-cell office:value-type="string">
            <text:p>40,00;</text:p>
          </table:table-cell>
          <table:table-cell office:value-type="string">
            <text:p>* 0¿0;</text:p>
          </table:table-cell>
          <table:table-cell office:value-type="string">
            <text:p>0.00;</text:p>
          </table:table-cell>
          <table:table-cell office:value-type="string">
            <text:p>' " *0.00;</text:p>
          </table:table-cell>
          <table:table-cell office:value-type="string">
            <text:p>04»</text:p>
          </table:table-cell>
          <table:table-cell office:value-type="string">
            <text:p>ooo</text:p>
          </table:table-cell>
          <table:table-cell office:value-type="string">
            <text:p>2,6664»</text:p>
          </table:table-cell>
          <table:table-cell office:value-type="string">
            <text:p>14,569.50-</text:p>
          </table:table-cell>
          <table:table-cell table:number-columns-repeated="1002"/>
        </table:table-row>
        <table:table-row table:style-name="ro1">
          <table:table-cell office:value-type="string">
            <text:p>TLAXCALA</text:p>
          </table:table-cell>
          <table:table-cell office:value-type="string">
            <text:p>O.OO;</text:p>
          </table:table-cell>
          <table:table-cell office:value-type="string">
            <text:p>o.ob:</text:p>
          </table:table-cell>
          <table:table-cell office:value-type="string">
            <text:p>197.50;'</text:p>
          </table:table-cell>
          <table:table-cell office:value-type="string">
            <text:p>36.00;</text:p>
          </table:table-cell>
          <table:table-cell table:style-name="ce2" office:value-type="float" office:value="725.2">
            <text:p>725.2</text:p>
          </table:table-cell>
          <table:table-cell office:value-type="string">
            <text:p>4,270.85'</text:p>
          </table:table-cell>
          <table:table-cell office:value-type="string">
            <text:p>36.00¡</text:p>
          </table:table-cell>
          <table:table-cell office:value-type="string">
            <text:p>¿b.bof</text:p>
          </table:table-cell>
          <table:table-cell office:value-type="string">
            <text:p>6,387.87!</text:p>
          </table:table-cell>
          <table:table-cell office:value-type="string">
            <text:p>322.40)"</text:p>
          </table:table-cell>
          <table:table-cell office:value-type="string">
            <text:p>0.00;</text:p>
          </table:table-cell>
          <table:table-cell office:value-type="string">
            <text:p>-«.OO)</text:p>
          </table:table-cell>
          <table:table-cell office:value-type="string">
            <text:p>‘ 28.00;*</text:p>
          </table:table-cell>
          <table:table-cell office:value-type="string">
            <text:p>7ib*oo-</text:p>
          </table:table-cell>
          <table:table-cell office:value-type="string">
            <text:p><text:span text:style-name="T2">**</text:span><text:span text:style-name="T1">4</text:span><text:span text:style-name="T2">**b.bb)’</text:span></text:p>
          </table:table-cell>
          <table:table-cell office:value-type="string">
            <text:p>O.OO;</text:p>
          </table:table-cell>
          <table:table-cell office:value-type="string">
            <text:p>69.00)</text:p>
          </table:table-cell>
          <table:table-cell office:value-type="string">
            <text:p>34.00;</text:p>
          </table:table-cell>
          <table:table-cell office:value-type="string">
            <text:p>libio)</text:p>
          </table:table-cell>
          <table:table-cell office:value-type="string">
            <text:p>2,031.13;</text:p>
          </table:table-cell>
          <table:table-cell office:value-type="string">
            <text:p>15.078.45)</text:p>
          </table:table-cell>
          <table:table-cell table:number-columns-repeated="1002"/>
        </table:table-row>
        <table:table-row table:style-name="ro1">
          <table:table-cell office:value-type="string">
            <text:p>Veracruz</text:p>
          </table:table-cell>
          <table:table-cell office:value-type="string">
            <text:p>0.00:'</text:p>
          </table:table-cell>
          <table:table-cell office:value-type="string">
            <text:p>0.oo:</text:p>
          </table:table-cell>
          <table:table-cell office:value-type="string">
            <text:p>1,020,00.</text:p>
          </table:table-cell>
          <table:table-cell office:value-type="string">
            <text:p>ooo;</text:p>
          </table:table-cell>
          <table:table-cell office:value-type="string">
            <text:p>5,083,8}</text:p>
          </table:table-cell>
          <table:table-cell office:value-type="string">
            <text:p>60,63040'</text:p>
          </table:table-cell>
          <table:table-cell office:value-type="string">
            <text:p>15000’</text:p>
          </table:table-cell>
          <table:table-cell office:value-type="string">
            <text:p>Yóoí</text:p>
          </table:table-cell>
          <table:table-cell office:value-type="string">
            <text:p>«.Sis 70:</text:p>
          </table:table-cell>
          <table:table-cell table:style-name="ce3" office:value-type="string" table:number-columns-spanned="1" table:number-rows-spanned="2">
            <text:p>1.149.35; 517,80)</text:p>
          </table:table-cell>
          <table:table-cell office:value-type="string">
            <text:p>0.00-</text:p>
          </table:table-cell>
          <table:table-cell office:value-type="string">
            <text:p>Í.592J0)</text:p>
          </table:table-cell>
          <table:table-cell office:value-type="string">
            <text:p>' &gt;i¿á*</text:p>
          </table:table-cell>
          <table:table-cell office:value-type="string">
            <text:p>852.00)</text:p>
          </table:table-cell>
          <table:table-cell office:value-type="string">
            <text:p>ooo)</text:p>
          </table:table-cell>
          <table:table-cell office:value-type="string">
            <text:p>74iOÓ)</text:p>
          </table:table-cell>
          <table:table-cell office:value-type="string">
            <text:p>338 00)</text:p>
          </table:table-cell>
          <table:table-cell office:value-type="string">
            <text:p>2,10900'</text:p>
          </table:table-cell>
          <table:table-cell office:value-type="string">
            <text:p>16.00)</text:p>
          </table:table-cell>
          <table:table-cell office:value-type="string">
            <text:p>281.90;</text:p>
          </table:table-cell>
          <table:table-cell table:style-name="ce2" office:value-type="float" office:value="89174.65">
            <text:p>89174.65</text:p>
          </table:table-cell>
          <table:table-cell table:number-columns-repeated="1002"/>
        </table:table-row>
        <table:table-row table:style-name="ro1">
          <table:table-cell office:value-type="string">
            <text:p>YUCATAN</text:p>
          </table:table-cell>
          <table:table-cell office:value-type="string">
            <text:p>o.oo:</text:p>
          </table:table-cell>
          <table:table-cell office:value-type="string">
            <text:p>o.oo:</text:p>
          </table:table-cell>
          <table:table-cell office:value-type="string">
            <text:p>13.00:</text:p>
          </table:table-cell>
          <table:table-cell office:value-type="string">
            <text:p>2.00¡</text:p>
          </table:table-cell>
          <table:table-cell table:style-name="ce2" office:value-type="float" office:value="601.5">
            <text:p>601.5</text:p>
          </table:table-cell>
          <table:table-cell office:value-type="string">
            <text:p>766.10:</text:p>
          </table:table-cell>
          <table:table-cell office:value-type="string">
            <text:p>378.50:</text:p>
          </table:table-cell>
          <table:table-cell office:value-type="string">
            <text:p>"b.oó;</text:p>
          </table:table-cell>
          <table:table-cell office:value-type="string">
            <text:p>32.755.49)</text:p>
          </table:table-cell>
          <table:covered-table-cell table:style-name="ce2"/>
          <table:table-cell office:value-type="string">
            <text:p>1,235.40)</text:p>
          </table:table-cell>
          <table:table-cell office:value-type="string">
            <text:p>* ’ *o.bb:</text:p>
          </table:table-cell>
          <table:table-cell office:value-type="string">
            <text:p>47,736.00)</text:p>
          </table:table-cell>
          <table:table-cell office:value-type="string">
            <text:p>Vsb:</text:p>
          </table:table-cell>
          <table:table-cell office:value-type="string">
            <text:p>219.90)</text:p>
          </table:table-cell>
          <table:table-cell office:value-type="string">
            <text:p>ooo:</text:p>
          </table:table-cell>
          <table:table-cell office:value-type="string">
            <text:p>49.693.60;</text:p>
          </table:table-cell>
          <table:table-cell office:value-type="string">
            <text:p>0.00)</text:p>
          </table:table-cell>
          <table:table-cell office:value-type="string">
            <text:p>0.00;</text:p>
          </table:table-cell>
          <table:table-cell office:value-type="string">
            <text:p>1*36275;</text:p>
          </table:table-cell>
          <table:table-cell office:value-type="string">
            <text:p>135.285.74;</text:p>
          </table:table-cell>
          <table:table-cell table:number-columns-repeated="1002"/>
        </table:table-row>
        <table:table-row table:style-name="ro1">
          <table:table-cell office:value-type="string">
            <text:p>ZACATECAS</text:p>
          </table:table-cell>
          <table:table-cell office:value-type="string">
            <text:p>ooo;</text:p>
          </table:table-cell>
          <table:table-cell office:value-type="string">
            <text:p>oj»:</text:p>
          </table:table-cell>
          <table:table-cell office:value-type="string">
            <text:p>„ §st oo;</text:p>
          </table:table-cell>
          <table:table-cell office:value-type="string">
            <text:p>265 00'</text:p>
          </table:table-cell>
          <table:table-cell table:style-name="ce2" office:value-type="float" office:value="652">
            <text:p>652</text:p>
          </table:table-cell>
          <table:table-cell office:value-type="string">
            <text:p>*4 9 17</text:p>
          </table:table-cell>
          <table:table-cell table:style-name="ce2" office:value-type="float" office:value="11326">
            <text:p>11326</text:p>
          </table:table-cell>
          <table:table-cell office:value-type="string">
            <text:p>" s.óó:</text:p>
          </table:table-cell>
          <table:table-cell office:value-type="string">
            <text:p>11.655 73'</text:p>
          </table:table-cell>
          <table:table-cell office:value-type="string">
            <text:p><text:span text:style-name="T1">r</text:span><text:span text:style-name="T2">-00 :</text:span></text:p>
          </table:table-cell>
          <table:table-cell office:value-type="string">
            <text:p>14.00:</text:p>
          </table:table-cell>
          <table:table-cell office:value-type="string">
            <text:p><text:span text:style-name="T2">■</text:span><text:span text:style-name="T2">&gt; </text:span><text:span text:style-name="T3">OJOO‘.</text:span></text:p>
          </table:table-cell>
          <table:table-cell office:value-type="string">
            <text:p>O.OO!</text:p>
          </table:table-cell>
          <table:table-cell office:value-type="string">
            <text:p>8700-</text:p>
          </table:table-cell>
          <table:table-cell office:value-type="string">
            <text:p>0.00;</text:p>
          </table:table-cell>
          <table:table-cell office:value-type="string">
            <text:p>aoo:</text:p>
          </table:table-cell>
          <table:table-cell office:value-type="string">
            <text:p>789.00;</text:p>
          </table:table-cell>
          <table:table-cell office:value-type="string">
            <text:p>OOO</text:p>
          </table:table-cell>
          <table:table-cell office:value-type="string">
            <text:p>ooo;</text:p>
          </table:table-cell>
          <table:table-cell office:value-type="string">
            <text:p>«.lio»-</text:p>
          </table:table-cell>
          <table:table-cell office:value-type="string">
            <text:p>19,628.96;</text:p>
          </table:table-cell>
          <table:table-cell table:number-columns-repeated="1002"/>
        </table:table-row>
        <table:table-row table:style-name="ro1">
          <table:table-cell office:value-type="string">
            <text:p>TOTALES</text:p>
          </table:table-cell>
          <table:table-cell table:style-name="ce2" office:value-type="float" office:value="6">
            <text:p>6</text:p>
          </table:table-cell>
          <table:table-cell office:value-type="string">
            <text:p>1,214,036.00;</text:p>
          </table:table-cell>
          <table:table-cell table:style-name="ce2" office:value-type="float" office:value="63118.2">
            <text:p>63118.2</text:p>
          </table:table-cell>
          <table:table-cell office:value-type="string">
            <text:p>0.082,311.50</text:p>
          </table:table-cell>
          <table:table-cell office:value-type="string">
            <text:p>266,377.08-</text:p>
          </table:table-cell>
          <table:table-cell table:style-name="ce2" office:value-type="float" office:value="781.34746">
            <text:p>781.34746</text:p>
          </table:table-cell>
          <table:table-cell table:style-name="ce2" office:value-type="float" office:value="59856.39">
            <text:p>59856.39</text:p>
          </table:table-cell>
          <table:table-cell office:value-type="string">
            <text:p>, 15.522.40</text:p>
          </table:table-cell>
          <table:table-cell office:value-type="string">
            <text:p>775,390,14</text:p>
          </table:table-cell>
          <table:table-cell office:value-type="string">
            <text:p>18.971.41</text:p>
          </table:table-cell>
          <table:table-cell office:value-type="string">
            <text:p>63,915-34</text:p>
          </table:table-cell>
          <table:table-cell office:value-type="string">
            <text:p>26,001,80</text:p>
          </table:table-cell>
          <table:table-cell table:style-name="ce2" office:value-type="float" office:value="48071">
            <text:p>48071</text:p>
          </table:table-cell>
          <table:table-cell table:style-name="ce2" office:value-type="float" office:value="19896.49">
            <text:p>19896.49</text:p>
          </table:table-cell>
          <table:table-cell office:value-type="string">
            <text:p>15,283,30</text:p>
          </table:table-cell>
          <table:table-cell table:style-name="ce2" office:value-type="float" office:value="6669.6">
            <text:p>6669.6</text:p>
          </table:table-cell>
          <table:table-cell table:style-name="ce2" office:value-type="float" office:value="210832.32">
            <text:p>210832.32</text:p>
          </table:table-cell>
          <table:table-cell table:style-name="ce2" office:value-type="float" office:value="3971.6">
            <text:p>3971.6</text:p>
          </table:table-cell>
          <table:table-cell table:style-name="ce2" office:value-type="float" office:value="36985.5">
            <text:p>36985.5</text:p>
          </table:table-cell>
          <table:table-cell office:value-type="string">
            <text:p>124.026.68</text:p>
          </table:table-cell>
          <table:table-cell office:value-type="string">
            <text:p>9.832,575.81</text:p>
          </table:table-cell>
          <table:table-cell table:number-columns-repeated="1002"/>
        </table:table-row>
      </table:table>
      <table:table table:name="2010" table:style-name="ta1" table:print="false">
        <table:table-column table:style-name="co1" table:number-columns-repeated="22" table:default-cell-style-name="ce5"/>
        <table:table-column table:style-name="co1" table:number-columns-repeated="1002" table:default-cell-style-name="ce2"/>
        <table:table-row table:style-name="ro1">
          <table:table-cell office:value-type="string">
            <text:p>DETALLE DE PRODUCTO RETENIDO EN KILOGRAMOS 2010</text:p>
          </table:table-cell>
          <table:table-cell table:style-name="ce2" table:number-columns-repeated="21"/>
          <table:table-cell table:number-columns-repeated="1002"/>
        </table:table-row>
        <table:table-row table:style-name="ro1">
          <table:table-cell table:style-name="ce2" table:number-columns-repeated="22"/>
          <table:table-cell table:number-columns-repeated="1002"/>
        </table:table-row>
        <table:table-row table:style-name="ro2">
          <table:table-cell office:value-type="string">
            <text:p>1 ■ ESTADO</text:p>
          </table:table-cell>
          <table:table-cell office:value-type="string">
            <text:p>ABtJLON</text:p>
          </table:table-cell>
          <table:table-cell office:value-type="string">
            <text:p>AGUA MALA-BOLA DE CAÑÓN</text:p>
          </table:table-cell>
          <table:table-cell office:value-type="string">
            <text:p>ALMEJA</text:p>
          </table:table-cell>
          <table:table-cell office:value-type="string">
            <text:p>ATÚN '</text:p>
          </table:table-cell>
          <table:table-cell office:value-type="string">
            <text:p>CALAMAR</text:p>
          </table:table-cell>
          <table:table-cell table:style-name="ce6" office:value-type="string" table:number-columns-spanned="2" table:number-rows-spanned="1">
            <text:p>CAMARON .CARACOL</text:p>
          </table:table-cell>
          <table:covered-table-cell table:style-name="ce2"/>
          <table:table-cell office:value-type="string">
            <text:p>DORADO</text:p>
          </table:table-cell>
          <table:table-cell office:value-type="string">
            <text:p>ESCAMA GENERAL</text:p>
          </table:table-cell>
          <table:table-cell table:style-name="ce6" office:value-type="string" table:number-columns-spanned="3" table:number-rows-spanned="1">
            <text:p>JAIBA LANGOSTA" L1SA-ÜSETA</text:p>
          </table:table-cell>
          <table:covered-table-cell table:number-columns-repeated="2" table:style-name="ce2"/>
          <table:table-cell office:value-type="string">
            <text:p>MERO</text:p>
          </table:table-cell>
          <table:table-cell office:value-type="string">
            <text:p>0ST16N</text:p>
          </table:table-cell>
          <table:table-cell table:style-name="ce6" office:value-type="string" table:number-columns-spanned="2" table:number-rows-spanned="1">
            <text:p><text:span text:style-name="T6">PEPINO PICUDOS </text:span><text:span text:style-name="T5">f</text:span></text:p>
          </table:table-cell>
          <table:covered-table-cell table:style-name="ce2"/>
          <table:table-cell table:style-name="ce6" office:value-type="string" table:number-columns-spanned="3" table:number-rows-spanned="1">
            <text:p>IWO *obaxo“</text:p>
          </table:table-cell>
          <table:covered-table-cell table:number-columns-repeated="2" table:style-name="ce2"/>
          <table:table-cell office:value-type="string">
            <text:p>OTROS</text:p>
          </table:table-cell>
          <table:table-cell office:value-type="string">
            <text:p>TOTAL</text:p>
          </table:table-cell>
          <table:table-cell table:number-columns-repeated="1002"/>
        </table:table-row>
        <table:table-row table:style-name="ro2">
          <table:table-cell office:value-type="string">
            <text:p>¡AGUASCALIENTES</text:p>
          </table:table-cell>
          <table:table-cell office:value-type="string">
            <text:p>: bob;</text:p>
          </table:table-cell>
          <table:table-cell table:style-name="ce2" office:value-type="float" office:value="0">
            <text:p>0</text:p>
          </table:table-cell>
          <table:table-cell office:value-type="string">
            <text:p>1,848.00;</text:p>
          </table:table-cell>
          <table:table-cell office:value-type="string">
            <text:p>1,984.50;</text:p>
          </table:table-cell>
          <table:table-cell office:value-type="string">
            <text:p>9.635.00;</text:p>
          </table:table-cell>
          <table:table-cell office:value-type="string">
            <text:p>51,085.36;</text:p>
          </table:table-cell>
          <table:table-cell office:value-type="string">
            <text:p>o.ob;</text:p>
          </table:table-cell>
          <table:table-cell office:value-type="string">
            <text:p>0.00;</text:p>
          </table:table-cell>
          <table:table-cell office:value-type="string">
            <text:p>288.175.00;</text:p>
          </table:table-cell>
          <table:table-cell office:value-type="string">
            <text:p>192.00:</text:p>
          </table:table-cell>
          <table:table-cell office:value-type="string">
            <text:p>22»;</text:p>
          </table:table-cell>
          <table:table-cell office:value-type="string">
            <text:p>30»;</text:p>
          </table:table-cell>
          <table:table-cell office:value-type="string">
            <text:p>o.oo;</text:p>
          </table:table-cell>
          <table:table-cell office:value-type="string">
            <text:p>150»</text:p>
          </table:table-cell>
          <table:table-cell office:value-type="string">
            <text:p>0»;</text:p>
          </table:table-cell>
          <table:table-cell office:value-type="string">
            <text:p>6»;</text:p>
          </table:table-cell>
          <table:table-cell office:value-type="string">
            <text:p>652»;</text:p>
          </table:table-cell>
          <table:table-cell office:value-type="string">
            <text:p>ooo;</text:p>
          </table:table-cell>
          <table:table-cell office:value-type="string">
            <text:p>6.918.50;</text:p>
          </table:table-cell>
          <table:table-cell office:value-type="string">
            <text:p>5.960»;</text:p>
          </table:table-cell>
          <table:table-cell office:value-type="string">
            <text:p>366.658.36’</text:p>
          </table:table-cell>
          <table:table-cell table:number-columns-repeated="1002"/>
        </table:table-row>
        <table:table-row table:style-name="ro1">
          <table:table-cell office:value-type="string">
            <text:p>iBAJACAUfÜHNIA</text:p>
          </table:table-cell>
          <table:table-cell office:value-type="string">
            <text:p>- SI 00'</text:p>
          </table:table-cell>
          <table:table-cell table:style-name="ce2" office:value-type="float" office:value="66.18">
            <text:p>66.18</text:p>
          </table:table-cell>
          <table:table-cell table:style-name="ce6" office:value-type="string" table:number-columns-spanned="1" table:number-rows-spanned="2">
            <text:p>143.485 Q9; 20.230.00;</text:p>
          </table:table-cell>
          <table:table-cell table:style-name="ce6" office:value-type="string" table:number-columns-spanned="1" table:number-rows-spanned="2">
            <text:p>2,663» ......25.50;</text:p>
          </table:table-cell>
          <table:table-cell office:value-type="string">
            <text:p>66,69000;</text:p>
          </table:table-cell>
          <table:table-cell office:value-type="string">
            <text:p>2,340.00;</text:p>
          </table:table-cell>
          <table:table-cell office:value-type="string">
            <text:p>13.11300,</text:p>
          </table:table-cell>
          <table:table-cell office:value-type="string">
            <text:p>ÓOO</text:p>
          </table:table-cell>
          <table:table-cell office:value-type="string">
            <text:p>15631700;</text:p>
          </table:table-cell>
          <table:table-cell office:value-type="string">
            <text:p>3,360,»;</text:p>
          </table:table-cell>
          <table:table-cell office:value-type="string">
            <text:p>56.183»,</text:p>
          </table:table-cell>
          <table:table-cell office:value-type="string">
            <text:p>0»,</text:p>
          </table:table-cell>
          <table:table-cell office:value-type="string">
            <text:p>,0»;</text:p>
          </table:table-cell>
          <table:table-cell office:value-type="string">
            <text:p>•'¿0</text:p>
          </table:table-cell>
          <table:table-cell office:value-type="string">
            <text:p>. 4,938.»'</text:p>
          </table:table-cell>
          <table:table-cell office:value-type="string">
            <text:p>0»</text:p>
          </table:table-cell>
          <table:table-cell office:value-type="string">
            <text:p>73»;</text:p>
          </table:table-cell>
          <table:table-cell office:value-type="string">
            <text:p>Ó»;</text:p>
          </table:table-cell>
          <table:table-cell office:value-type="string">
            <text:p>15,746»;</text:p>
          </table:table-cell>
          <table:table-cell office:value-type="string">
            <text:p>17.712.34;</text:p>
          </table:table-cell>
          <table:table-cell office:value-type="string">
            <text:p>548.911.34;</text:p>
          </table:table-cell>
          <table:table-cell table:number-columns-repeated="1002"/>
        </table:table-row>
        <table:table-row table:style-name="ro1">
          <table:table-cell office:value-type="string">
            <text:p>¡BAJA CALIFORNIA SUR</text:p>
          </table:table-cell>
          <table:table-cell office:value-type="string">
            <text:p>¡ 0.00;</text:p>
          </table:table-cell>
          <table:table-cell table:style-name="ce2" office:value-type="float" office:value="0">
            <text:p>0</text:p>
          </table:table-cell>
          <table:covered-table-cell table:number-columns-repeated="2" table:style-name="ce2"/>
          <table:table-cell office:value-type="string">
            <text:p>127,669.00;</text:p>
          </table:table-cell>
          <table:table-cell office:value-type="string">
            <text:p>879.50‘</text:p>
          </table:table-cell>
          <table:table-cell office:value-type="string">
            <text:p>4.00;</text:p>
          </table:table-cell>
          <table:table-cell office:value-type="string">
            <text:p>433.00;</text:p>
          </table:table-cell>
          <table:table-cell office:value-type="string">
            <text:p>89.197.00;</text:p>
          </table:table-cell>
          <table:table-cell office:value-type="string">
            <text:p>994.»;</text:p>
          </table:table-cell>
          <table:table-cell office:value-type="string">
            <text:p>416.00;</text:p>
          </table:table-cell>
          <table:table-cell office:value-type="string">
            <text:p>0»;</text:p>
          </table:table-cell>
          <table:table-cell office:value-type="string">
            <text:p>0»!</text:p>
          </table:table-cell>
          <table:table-cell office:value-type="string">
            <text:p>390.»</text:p>
          </table:table-cell>
          <table:table-cell office:value-type="string">
            <text:p>0»;</text:p>
          </table:table-cell>
          <table:table-cell office:value-type="string">
            <text:p>27»!</text:p>
          </table:table-cell>
          <table:table-cell office:value-type="string">
            <text:p>133»¡</text:p>
          </table:table-cell>
          <table:table-cell office:value-type="string">
            <text:p>0»;</text:p>
          </table:table-cell>
          <table:table-cell office:value-type="string">
            <text:p>8.621»;</text:p>
          </table:table-cell>
          <table:table-cell office:value-type="string">
            <text:p>9.310»:</text:p>
          </table:table-cell>
          <table:table-cell office:value-type="string">
            <text:p>264.355»;</text:p>
          </table:table-cell>
          <table:table-cell table:number-columns-repeated="1002"/>
        </table:table-row>
        <table:table-row table:style-name="ro2">
          <table:table-cell office:value-type="string">
            <text:p>CAMPECHE</text:p>
          </table:table-cell>
          <table:table-cell office:value-type="string">
            <text:p>i o'oo:</text:p>
          </table:table-cell>
          <table:table-cell office:value-type="string">
            <text:p>0»</text:p>
          </table:table-cell>
          <table:table-cell office:value-type="string">
            <text:p>’ Ó0Q.</text:p>
          </table:table-cell>
          <table:table-cell office:value-type="string">
            <text:p>ooo;</text:p>
          </table:table-cell>
          <table:table-cell office:value-type="string">
            <text:p>349 bb:</text:p>
          </table:table-cell>
          <table:table-cell office:value-type="string">
            <text:p>16,836X0.</text:p>
          </table:table-cell>
          <table:table-cell office:value-type="string">
            <text:p>3,112,10:</text:p>
          </table:table-cell>
          <table:table-cell office:value-type="string">
            <text:p>0.00.'</text:p>
          </table:table-cell>
          <table:table-cell table:style-name="ce2" office:value-type="float" office:value="30.953">
            <text:p>30.953</text:p>
          </table:table-cell>
          <table:table-cell office:value-type="string">
            <text:p>470 OD;</text:p>
          </table:table-cell>
          <table:table-cell office:value-type="string">
            <text:p>0»;</text:p>
          </table:table-cell>
          <table:table-cell office:value-type="string">
            <text:p>0»:</text:p>
          </table:table-cell>
          <table:table-cell office:value-type="string">
            <text:p>.. ¿»;</text:p>
          </table:table-cell>
          <table:table-cell table:style-name="ce4" office:value-type="string">
            <text:p>(¡0.00</text:p>
          </table:table-cell>
          <table:table-cell office:value-type="string">
            <text:p>26 04-103:</text:p>
          </table:table-cell>
          <table:table-cell office:value-type="string">
            <text:p>0»</text:p>
          </table:table-cell>
          <table:table-cell office:value-type="string">
            <text:p>25,379.40;</text:p>
          </table:table-cell>
          <table:table-cell office:value-type="string">
            <text:p>o»:.</text:p>
          </table:table-cell>
          <table:table-cell office:value-type="string">
            <text:p>1.057»;</text:p>
          </table:table-cell>
          <table:table-cell office:value-type="string">
            <text:p>672»:</text:p>
          </table:table-cell>
          <table:table-cell office:value-type="string">
            <text:p>105,053»:</text:p>
          </table:table-cell>
          <table:table-cell table:number-columns-repeated="1002"/>
        </table:table-row>
        <table:table-row table:style-name="ro2">
          <table:table-cell office:value-type="string">
            <text:p>ICHIAPAS</text:p>
          </table:table-cell>
          <table:table-cell office:value-type="string">
            <text:p>; o.oo;</text:p>
          </table:table-cell>
          <table:table-cell table:style-name="ce2" office:value-type="float" office:value="0">
            <text:p>0</text:p>
          </table:table-cell>
          <table:table-cell office:value-type="string">
            <text:p>o.oo;</text:p>
          </table:table-cell>
          <table:table-cell office:value-type="string">
            <text:p>o.oo,</text:p>
          </table:table-cell>
          <table:table-cell office:value-type="string">
            <text:p>o.oo;</text:p>
          </table:table-cell>
          <table:table-cell office:value-type="string">
            <text:p>ibó.ob;</text:p>
          </table:table-cell>
          <table:table-cell office:value-type="string">
            <text:p>o.oo;</text:p>
          </table:table-cell>
          <table:table-cell office:value-type="string">
            <text:p>70.00;</text:p>
          </table:table-cell>
          <table:table-cell office:value-type="string">
            <text:p>O.OO;</text:p>
          </table:table-cell>
          <table:table-cell office:value-type="string">
            <text:p>0»:</text:p>
          </table:table-cell>
          <table:table-cell office:value-type="string">
            <text:p>o»;</text:p>
          </table:table-cell>
          <table:table-cell office:value-type="string">
            <text:p>0»;</text:p>
          </table:table-cell>
          <table:table-cell office:value-type="string">
            <text:p>ooo:</text:p>
          </table:table-cell>
          <table:table-cell table:style-name="ce2" office:value-type="float" office:value="0">
            <text:p>0</text:p>
          </table:table-cell>
          <table:table-cell office:value-type="string">
            <text:p>0.»:</text:p>
          </table:table-cell>
          <table:table-cell office:value-type="string">
            <text:p>0»;</text:p>
          </table:table-cell>
          <table:table-cell office:value-type="string">
            <text:p>0»‘</text:p>
          </table:table-cell>
          <table:table-cell office:value-type="string">
            <text:p>0»;</text:p>
          </table:table-cell>
          <table:table-cell office:value-type="string">
            <text:p>4»»;</text:p>
          </table:table-cell>
          <table:table-cell office:value-type="string">
            <text:p>0»;</text:p>
          </table:table-cell>
          <table:table-cell office:value-type="string">
            <text:p>6»»:</text:p>
          </table:table-cell>
          <table:table-cell table:number-columns-repeated="1002"/>
        </table:table-row>
        <table:table-row table:style-name="ro2">
          <table:table-cell office:value-type="string">
            <text:p>CHIHUAHUA</text:p>
          </table:table-cell>
          <table:table-cell office:value-type="string">
            <text:p>000:</text:p>
          </table:table-cell>
          <table:table-cell office:value-type="string">
            <text:p>0:00</text:p>
          </table:table-cell>
          <table:table-cell table:style-name="ce2" office:value-type="float" office:value="1.195">
            <text:p>1.195</text:p>
          </table:table-cell>
          <table:table-cell table:style-name="ce6" office:value-type="string" table:number-columns-spanned="1" table:number-rows-spanned="2">
            <text:p>. 7.280,00; "o.oo;</text:p>
          </table:table-cell>
          <table:table-cell table:style-name="ce2" office:value-type="float" office:value="76.192">
            <text:p>76.192</text:p>
          </table:table-cell>
          <table:table-cell office:value-type="string">
            <text:p>isí.lso.ób;</text:p>
          </table:table-cell>
          <table:table-cell office:value-type="string">
            <text:p>650 oq;</text:p>
          </table:table-cell>
          <table:table-cell office:value-type="string">
            <text:p>OOO,</text:p>
          </table:table-cell>
          <table:table-cell office:value-type="string">
            <text:p>117.652,00!</text:p>
          </table:table-cell>
          <table:table-cell office:value-type="string">
            <text:p>205»;</text:p>
          </table:table-cell>
          <table:table-cell office:value-type="string">
            <text:p>3»»‘</text:p>
          </table:table-cell>
          <table:table-cell table:number-columns-repeated="2" office:value-type="string">
            <text:p>0»;</text:p>
          </table:table-cell>
          <table:table-cell office:value-type="string">
            <text:p>0»</text:p>
          </table:table-cell>
          <table:table-cell office:value-type="string">
            <text:p>'Q»;</text:p>
          </table:table-cell>
          <table:table-cell office:value-type="string">
            <text:p>0»</text:p>
          </table:table-cell>
          <table:table-cell office:value-type="string">
            <text:p>30.360»;</text:p>
          </table:table-cell>
          <table:table-cell office:value-type="string">
            <text:p>0.00;</text:p>
          </table:table-cell>
          <table:table-cell office:value-type="string">
            <text:p>3,536»</text:p>
          </table:table-cell>
          <table:table-cell office:value-type="string">
            <text:p>2.698»:</text:p>
          </table:table-cell>
          <table:table-cell office:value-type="string">
            <text:p>392,817»,</text:p>
          </table:table-cell>
          <table:table-cell table:number-columns-repeated="1002"/>
        </table:table-row>
        <table:table-row table:style-name="ro2">
          <table:table-cell office:value-type="string">
            <text:p>;COAHUILA.....</text:p>
          </table:table-cell>
          <table:table-cell office:value-type="string">
            <text:p>; o.oo;</text:p>
          </table:table-cell>
          <table:table-cell table:style-name="ce2" office:value-type="float" office:value="0">
            <text:p>0</text:p>
          </table:table-cell>
          <table:table-cell office:value-type="string">
            <text:p>o.oo;</text:p>
          </table:table-cell>
          <table:covered-table-cell table:style-name="ce2"/>
          <table:table-cell office:value-type="string">
            <text:p>o.oo;</text:p>
          </table:table-cell>
          <table:table-cell office:value-type="string">
            <text:p>o.oo;</text:p>
          </table:table-cell>
          <table:table-cell office:value-type="string">
            <text:p>o.oo;</text:p>
          </table:table-cell>
          <table:table-cell office:value-type="string">
            <text:p>o.ob;</text:p>
          </table:table-cell>
          <table:table-cell office:value-type="string">
            <text:p>301.00;</text:p>
          </table:table-cell>
          <table:table-cell office:value-type="string">
            <text:p>12»;</text:p>
          </table:table-cell>
          <table:table-cell table:number-columns-repeated="2" office:value-type="string">
            <text:p>0»;</text:p>
          </table:table-cell>
          <table:table-cell office:value-type="string">
            <text:p>o»;</text:p>
          </table:table-cell>
          <table:table-cell office:value-type="string">
            <text:p>0.»</text:p>
          </table:table-cell>
          <table:table-cell table:number-columns-repeated="2" office:value-type="string">
            <text:p>0»;</text:p>
          </table:table-cell>
          <table:table-cell office:value-type="string">
            <text:p>o»;</text:p>
          </table:table-cell>
          <table:table-cell office:value-type="string">
            <text:p>0.00;</text:p>
          </table:table-cell>
          <table:table-cell office:value-type="string">
            <text:p>O»;</text:p>
          </table:table-cell>
          <table:table-cell office:value-type="string">
            <text:p>0»;</text:p>
          </table:table-cell>
          <table:table-cell office:value-type="string">
            <text:p>313»;</text:p>
          </table:table-cell>
          <table:table-cell table:number-columns-repeated="1002"/>
        </table:table-row>
        <table:table-row table:style-name="ro1">
          <table:table-cell office:value-type="string">
            <text:p>.COUMA •DF</text:p>
          </table:table-cell>
          <table:table-cell office:value-type="string">
            <text:p>• -0.00: * ' "b»¡</text:p>
          </table:table-cell>
          <table:table-cell office:value-type="string">
            <text:p>000 0.00</text:p>
          </table:table-cell>
          <table:table-cell office:value-type="string">
            <text:p>89.10; * 72.00;</text:p>
          </table:table-cell>
          <table:table-cell office:value-type="string">
            <text:p>14200; ”**2,023.00;</text:p>
          </table:table-cell>
          <table:table-cell office:value-type="string">
            <text:p>1,389.00' 735.80'</text:p>
          </table:table-cell>
          <table:table-cell office:value-type="string">
            <text:p>6,843.00, ” 40,779.00?”</text:p>
          </table:table-cell>
          <table:table-cell office:value-type="string">
            <text:p>5.00, * L846»-</text:p>
          </table:table-cell>
          <table:table-cell office:value-type="string">
            <text:p>o»; 1,470»*</text:p>
          </table:table-cell>
          <table:table-cell office:value-type="string">
            <text:p>854 50; 42,704.00;</text:p>
          </table:table-cell>
          <table:table-cell table:style-name="ce4" office:value-type="string">
            <text:p><text:span text:style-name="T3">‘‘</text:span><text:span text:style-name="T3">VOO </text:span><text:span text:style-name="T6">’ l[l26.0¿”</text:span></text:p>
          </table:table-cell>
          <table:table-cell office:value-type="string">
            <text:p>70»; 1,877.06;</text:p>
          </table:table-cell>
          <table:table-cell office:value-type="string">
            <text:p><text:span text:style-name="T6">o.oo; * </text:span><text:span text:style-name="T3">Y,tus»</text:span></text:p>
          </table:table-cell>
          <table:table-cell office:value-type="string">
            <text:p>0» '10b»</text:p>
          </table:table-cell>
          <table:table-cell office:value-type="string">
            <text:p>20» 3.805.00</text:p>
          </table:table-cell>
          <table:table-cell office:value-type="string">
            <text:p>0.»; 0»</text:p>
          </table:table-cell>
          <table:table-cell office:value-type="string">
            <text:p>0», 16»¡</text:p>
          </table:table-cell>
          <table:table-cell office:value-type="string">
            <text:p>174.M' ”*6.564»;*</text:p>
          </table:table-cell>
          <table:table-cell office:value-type="string">
            <text:p>o»; 202»*;</text:p>
          </table:table-cell>
          <table:table-cell office:value-type="string">
            <text:p>2». 6.962.00'</text:p>
          </table:table-cell>
          <table:table-cell office:value-type="string">
            <text:p>613.70; »,176.04;</text:p>
          </table:table-cell>
          <table:table-cell office:value-type="string">
            <text:p>10,738.30; 202.073.90'</text:p>
          </table:table-cell>
          <table:table-cell table:number-columns-repeated="1002"/>
        </table:table-row>
        <table:table-row table:style-name="ro2">
          <table:table-cell office:value-type="string">
            <text:p>■‘DURANGO'</text:p>
          </table:table-cell>
          <table:table-cell office:value-type="string">
            <text:p>' "' b.oo'</text:p>
          </table:table-cell>
          <table:table-cell table:style-name="ce2" office:value-type="float" office:value="0">
            <text:p>0</text:p>
          </table:table-cell>
          <table:table-cell office:value-type="string">
            <text:p>.■:■■■ é.ob:</text:p>
          </table:table-cell>
          <table:table-cell table:style-name="ce2" office:value-type="float" office:value="0.3">
            <text:p>0.3</text:p>
          </table:table-cell>
          <table:table-cell office:value-type="string">
            <text:p>.0.00</text:p>
          </table:table-cell>
          <table:table-cell office:value-type="string">
            <text:p>¿ób:</text:p>
          </table:table-cell>
          <table:table-cell office:value-type="string">
            <text:p>M</text:p>
          </table:table-cell>
          <table:table-cell office:value-type="string">
            <text:p>0»;</text:p>
          </table:table-cell>
          <table:table-cell table:style-name="ce2"/>
          <table:table-cell office:value-type="string">
            <text:p>0»;</text:p>
          </table:table-cell>
          <table:table-cell office:value-type="string">
            <text:p>bób" •’</text:p>
          </table:table-cell>
          <table:table-cell office:value-type="string">
            <text:p>ooo¡</text:p>
          </table:table-cell>
          <table:table-cell table:number-columns-repeated="2" office:value-type="string">
            <text:p>ooo</text:p>
          </table:table-cell>
          <table:table-cell office:value-type="string">
            <text:p><text:span text:style-name="T5">h</text:span><text:span text:style-name="T6">o.ób:</text:span></text:p>
          </table:table-cell>
          <table:table-cell office:value-type="string">
            <text:p>o.»¡</text:p>
          </table:table-cell>
          <table:table-cell office:value-type="string">
            <text:p>0»¡</text:p>
          </table:table-cell>
          <table:table-cell office:value-type="string">
            <text:p>0»[</text:p>
          </table:table-cell>
          <table:table-cell office:value-type="string">
            <text:p>0.00;</text:p>
          </table:table-cell>
          <table:table-cell office:value-type="string">
            <text:p>0»</text:p>
          </table:table-cell>
          <table:table-cell office:value-type="string">
            <text:p>0»;</text:p>
          </table:table-cell>
          <table:table-cell table:number-columns-repeated="1002"/>
        </table:table-row>
        <table:table-row table:style-name="ro2">
          <table:table-cell office:value-type="string">
            <text:p>iESTAOO DE MEXICO</text:p>
          </table:table-cell>
          <table:table-cell office:value-type="string">
            <text:p>: o.oo;</text:p>
          </table:table-cell>
          <table:table-cell table:style-name="ce2" office:value-type="float" office:value="0">
            <text:p>0</text:p>
          </table:table-cell>
          <table:table-cell office:value-type="string">
            <text:p>i7i.oo:</text:p>
          </table:table-cell>
          <table:table-cell office:value-type="string">
            <text:p>0.00!</text:p>
          </table:table-cell>
          <table:table-cell office:value-type="string">
            <text:p>311.00!</text:p>
          </table:table-cell>
          <table:table-cell office:value-type="string">
            <text:p>1.120.00;</text:p>
          </table:table-cell>
          <table:table-cell table:style-name="ce6" office:value-type="string" table:number-columns-spanned="1" table:number-rows-spanned="2">
            <text:p>4o.oo: Yoo?</text:p>
          </table:table-cell>
          <table:table-cell office:value-type="string">
            <text:p>O.OO!</text:p>
          </table:table-cell>
          <table:table-cell office:value-type="string">
            <text:p>8,500.00!</text:p>
          </table:table-cell>
          <table:table-cell office:value-type="string">
            <text:p>270.»:</text:p>
          </table:table-cell>
          <table:table-cell office:value-type="string">
            <text:p>o»;</text:p>
          </table:table-cell>
          <table:table-cell table:style-name="ce6" office:value-type="string" table:number-columns-spanned="1" table:number-rows-spanned="2">
            <text:p>245»! ooo:</text:p>
          </table:table-cell>
          <table:table-cell office:value-type="string">
            <text:p>i5»¡</text:p>
          </table:table-cell>
          <table:table-cell office:value-type="string">
            <text:p>0.»</text:p>
          </table:table-cell>
          <table:table-cell office:value-type="string">
            <text:p>348»;</text:p>
          </table:table-cell>
          <table:table-cell office:value-type="string">
            <text:p>o»;</text:p>
          </table:table-cell>
          <table:table-cell office:value-type="string">
            <text:p>171»:</text:p>
          </table:table-cell>
          <table:table-cell office:value-type="string">
            <text:p>3000:</text:p>
          </table:table-cell>
          <table:table-cell office:value-type="string">
            <text:p>82»;</text:p>
          </table:table-cell>
          <table:table-cell office:value-type="string">
            <text:p>25»;</text:p>
          </table:table-cell>
          <table:table-cell office:value-type="string">
            <text:p>11.328»';</text:p>
          </table:table-cell>
          <table:table-cell table:number-columns-repeated="1002"/>
        </table:table-row>
        <table:table-row table:style-name="ro2">
          <table:table-cell table:style-name="ce6" office:value-type="string" table:number-columns-spanned="1" table:number-rows-spanned="2">
            <text:p>OUANWUATO ^GUERRERO</text:p>
          </table:table-cell>
          <table:table-cell office:value-type="string">
            <text:p>: o»:</text:p>
          </table:table-cell>
          <table:table-cell office:value-type="string">
            <text:p>*; ) G»</text:p>
          </table:table-cell>
          <table:table-cell office:value-type="string">
            <text:p>oúq;</text:p>
          </table:table-cell>
          <table:table-cell office:value-type="string">
            <text:p>ftOO*</text:p>
          </table:table-cell>
          <table:table-cell office:value-type="string">
            <text:p>0»!</text:p>
          </table:table-cell>
          <table:table-cell table:style-name="ce2" office:value-type="float" office:value="1300">
            <text:p>1300</text:p>
          </table:table-cell>
          <table:covered-table-cell table:style-name="ce2"/>
          <table:table-cell office:value-type="string">
            <text:p>OOO.</text:p>
          </table:table-cell>
          <table:table-cell office:value-type="string">
            <text:p>’ 2.10708.</text:p>
          </table:table-cell>
          <table:table-cell table:style-name="ce6" office:value-type="string" table:number-columns-spanned="1" table:number-rows-spanned="2">
            <text:p>0» b.oo;</text:p>
          </table:table-cell>
          <table:table-cell office:value-type="string">
            <text:p><text:span text:style-name="T5">1</text:span><text:span text:style-name="T6"> 0»,</text:span></text:p>
          </table:table-cell>
          <table:covered-table-cell table:style-name="ce2"/>
          <table:table-cell office:value-type="string">
            <text:p>0»;</text:p>
          </table:table-cell>
          <table:table-cell table:style-name="ce6" office:value-type="string" table:number-columns-spanned="1" table:number-rows-spanned="2">
            <text:p>0» 0»</text:p>
          </table:table-cell>
          <table:table-cell office:value-type="string">
            <text:p>0»;</text:p>
          </table:table-cell>
          <table:table-cell office:value-type="string">
            <text:p>0»:</text:p>
          </table:table-cell>
          <table:table-cell office:value-type="string">
            <text:p>ó»:</text:p>
          </table:table-cell>
          <table:table-cell office:value-type="string">
            <text:p>ó»;</text:p>
          </table:table-cell>
          <table:table-cell office:value-type="string">
            <text:p>0»;</text:p>
          </table:table-cell>
          <table:table-cell office:value-type="string">
            <text:p>3»’</text:p>
          </table:table-cell>
          <table:table-cell office:value-type="string">
            <text:p>2,123.58!</text:p>
          </table:table-cell>
          <table:table-cell table:number-columns-repeated="1002"/>
        </table:table-row>
        <table:table-row table:style-name="ro2">
          <table:covered-table-cell table:style-name="ce2"/>
          <table:table-cell office:value-type="string">
            <text:p>¡ o.oo;</text:p>
          </table:table-cell>
          <table:table-cell office:value-type="string">
            <text:p>óoo</text:p>
          </table:table-cell>
          <table:table-cell table:style-name="ce2" office:value-type="float" office:value="30.001">
            <text:p>30.001</text:p>
          </table:table-cell>
          <table:table-cell office:value-type="string">
            <text:p>120.00:</text:p>
          </table:table-cell>
          <table:table-cell office:value-type="string">
            <text:p>126.00;</text:p>
          </table:table-cell>
          <table:table-cell office:value-type="string">
            <text:p><text:span text:style-name="T6">" ¿¿974.26;' </text:span><text:span text:style-name="T5">1</text:span></text:p>
          </table:table-cell>
          <table:table-cell office:value-type="string">
            <text:p>eeb.oo;</text:p>
          </table:table-cell>
          <table:table-cell office:value-type="string">
            <text:p>o»;</text:p>
          </table:table-cell>
          <table:table-cell office:value-type="string">
            <text:p>3.644.00!</text:p>
          </table:table-cell>
          <table:covered-table-cell table:style-name="ce2"/>
          <table:table-cell office:value-type="string">
            <text:p>0»;</text:p>
          </table:table-cell>
          <table:table-cell office:value-type="string">
            <text:p>O»!</text:p>
          </table:table-cell>
          <table:table-cell office:value-type="string">
            <text:p>0»;</text:p>
          </table:table-cell>
          <table:covered-table-cell table:style-name="ce2"/>
          <table:table-cell office:value-type="string">
            <text:p>0»;</text:p>
          </table:table-cell>
          <table:table-cell office:value-type="string">
            <text:p>195»:</text:p>
          </table:table-cell>
          <table:table-cell office:value-type="string">
            <text:p>9.697.50!</text:p>
          </table:table-cell>
          <table:table-cell office:value-type="string">
            <text:p>0»;</text:p>
          </table:table-cell>
          <table:table-cell office:value-type="string">
            <text:p>3.0»»:</text:p>
          </table:table-cell>
          <table:table-cell office:value-type="string">
            <text:p>1.008»*</text:p>
          </table:table-cell>
          <table:table-cell office:value-type="string">
            <text:p>51.474.76;</text:p>
          </table:table-cell>
          <table:table-cell table:number-columns-repeated="1002"/>
        </table:table-row>
        <table:table-row table:style-name="ro2">
          <table:table-cell office:value-type="string">
            <text:p>VtlÓALGO-"</text:p>
          </table:table-cell>
          <table:table-cell office:value-type="string">
            <text:p>” b»;</text:p>
          </table:table-cell>
          <table:table-cell office:value-type="string">
            <text:p><text:span text:style-name="T5">r</text:span><text:span text:style-name="T6"> </text:span><text:span text:style-name="T3">'íü</text:span></text:p>
          </table:table-cell>
          <table:table-cell office:value-type="string">
            <text:p>•óoo*</text:p>
          </table:table-cell>
          <table:table-cell office:value-type="string">
            <text:p>ó.&lt;¿:</text:p>
          </table:table-cell>
          <table:table-cell office:value-type="string">
            <text:p>0.00,</text:p>
          </table:table-cell>
          <table:table-cell office:value-type="string">
            <text:p>ooo:</text:p>
          </table:table-cell>
          <table:table-cell office:value-type="string">
            <text:p>ooo;</text:p>
          </table:table-cell>
          <table:table-cell office:value-type="string">
            <text:p>ooo-</text:p>
          </table:table-cell>
          <table:table-cell office:value-type="string">
            <text:p>700.00:</text:p>
          </table:table-cell>
          <table:table-cell office:value-type="string">
            <text:p>0»;</text:p>
          </table:table-cell>
          <table:table-cell office:value-type="string">
            <text:p>é#</text:p>
          </table:table-cell>
          <table:table-cell office:value-type="string">
            <text:p>0»;</text:p>
          </table:table-cell>
          <table:table-cell office:value-type="string">
            <text:p>0».</text:p>
          </table:table-cell>
          <table:table-cell office:value-type="string">
            <text:p>0.»</text:p>
          </table:table-cell>
          <table:table-cell table:number-columns-repeated="3" office:value-type="string">
            <text:p>0»;</text:p>
          </table:table-cell>
          <table:table-cell office:value-type="string">
            <text:p>o.oo;</text:p>
          </table:table-cell>
          <table:table-cell table:number-columns-repeated="2" office:value-type="string">
            <text:p>0»;</text:p>
          </table:table-cell>
          <table:table-cell office:value-type="string">
            <text:p>7»»;</text:p>
          </table:table-cell>
          <table:table-cell table:number-columns-repeated="1002"/>
        </table:table-row>
        <table:table-row table:style-name="ro1">
          <table:table-cell office:value-type="string">
            <text:p>JALISCO</text:p>
          </table:table-cell>
          <table:table-cell office:value-type="string">
            <text:p>• b.OO'</text:p>
          </table:table-cell>
          <table:table-cell table:style-name="ce2" office:value-type="float" office:value="0">
            <text:p>0</text:p>
          </table:table-cell>
          <table:table-cell office:value-type="string">
            <text:p>4,963»;</text:p>
          </table:table-cell>
          <table:table-cell office:value-type="string">
            <text:p>8,758.00;</text:p>
          </table:table-cell>
          <table:table-cell office:value-type="string">
            <text:p>15.514.50;</text:p>
          </table:table-cell>
          <table:table-cell office:value-type="string">
            <text:p>297,896.00;</text:p>
          </table:table-cell>
          <table:table-cell office:value-type="string">
            <text:p>2.207.00;</text:p>
          </table:table-cell>
          <table:table-cell office:value-type="string">
            <text:p>4,380.00;</text:p>
          </table:table-cell>
          <table:table-cell office:value-type="string">
            <text:p>16,946.00;</text:p>
          </table:table-cell>
          <table:table-cell office:value-type="string">
            <text:p>575»;</text:p>
          </table:table-cell>
          <table:table-cell office:value-type="string">
            <text:p>0»-</text:p>
          </table:table-cell>
          <table:table-cell office:value-type="string">
            <text:p>0.00;</text:p>
          </table:table-cell>
          <table:table-cell office:value-type="string">
            <text:p>0»;</text:p>
          </table:table-cell>
          <table:table-cell office:value-type="string">
            <text:p>764.»</text:p>
          </table:table-cell>
          <table:table-cell office:value-type="string">
            <text:p>6.50;</text:p>
          </table:table-cell>
          <table:table-cell office:value-type="string">
            <text:p>0»;</text:p>
          </table:table-cell>
          <table:table-cell office:value-type="string">
            <text:p>80.983.65;</text:p>
          </table:table-cell>
          <table:table-cell office:value-type="string">
            <text:p>49»;</text:p>
          </table:table-cell>
          <table:table-cell office:value-type="string">
            <text:p>2.429»;</text:p>
          </table:table-cell>
          <table:table-cell office:value-type="string">
            <text:p>238.023»'</text:p>
          </table:table-cell>
          <table:table-cell office:value-type="string">
            <text:p>673.495.25</text:p>
          </table:table-cell>
          <table:table-cell table:number-columns-repeated="1002"/>
        </table:table-row>
        <table:table-row table:style-name="ro2">
          <table:table-cell office:value-type="string">
            <text:p>MICHOACAN</text:p>
          </table:table-cell>
          <table:table-cell office:value-type="string">
            <text:p>; ’ Y»-</text:p>
          </table:table-cell>
          <table:table-cell office:value-type="string">
            <text:p>ODu</text:p>
          </table:table-cell>
          <table:table-cell office:value-type="string">
            <text:p>9.SÓ6 ¿b¡</text:p>
          </table:table-cell>
          <table:table-cell office:value-type="string">
            <text:p>• 150.00</text:p>
          </table:table-cell>
          <table:table-cell office:value-type="string">
            <text:p>8,483 0O¡</text:p>
          </table:table-cell>
          <table:table-cell office:value-type="string">
            <text:p>i 58,£17 00'</text:p>
          </table:table-cell>
          <table:table-cell office:value-type="string">
            <text:p>,2*4500'</text:p>
          </table:table-cell>
          <table:table-cell office:value-type="string">
            <text:p>25 00;</text:p>
          </table:table-cell>
          <table:table-cell office:value-type="string">
            <text:p>" 19.60300;</text:p>
          </table:table-cell>
          <table:table-cell office:value-type="string">
            <text:p>«300</text:p>
          </table:table-cell>
          <table:table-cell office:value-type="string">
            <text:p>, 35b.bb¡</text:p>
          </table:table-cell>
          <table:table-cell office:value-type="string">
            <text:p><text:span text:style-name="T6">o'oo</text:span><text:span text:style-name="T5">1</text:span></text:p>
          </table:table-cell>
          <table:table-cell office:value-type="string">
            <text:p>0»</text:p>
          </table:table-cell>
          <table:table-cell office:value-type="string">
            <text:p>27»</text:p>
          </table:table-cell>
          <table:table-cell office:value-type="string">
            <text:p>124,00;</text:p>
          </table:table-cell>
          <table:table-cell office:value-type="string">
            <text:p>145»;</text:p>
          </table:table-cell>
          <table:table-cell office:value-type="string">
            <text:p>213,423»'</text:p>
          </table:table-cell>
          <table:table-cell office:value-type="string">
            <text:p>Ó»¡</text:p>
          </table:table-cell>
          <table:table-cell office:value-type="string">
            <text:p>987»;</text:p>
          </table:table-cell>
          <table:table-cell office:value-type="string">
            <text:p>10.612.00'</text:p>
          </table:table-cell>
          <table:table-cell office:value-type="string">
            <text:p>122,715»</text:p>
          </table:table-cell>
          <table:table-cell table:number-columns-repeated="1002"/>
        </table:table-row>
        <table:table-row table:style-name="ro2">
          <table:table-cell office:value-type="string">
            <text:p>.MORELOS</text:p>
          </table:table-cell>
          <table:table-cell office:value-type="string">
            <text:p>; * o»¡</text:p>
          </table:table-cell>
          <table:table-cell table:style-name="ce2" office:value-type="float" office:value="0">
            <text:p>0</text:p>
          </table:table-cell>
          <table:table-cell office:value-type="string">
            <text:p>Ó.OO!</text:p>
          </table:table-cell>
          <table:table-cell office:value-type="string">
            <text:p>0.00!</text:p>
          </table:table-cell>
          <table:table-cell office:value-type="string">
            <text:p>O.OO!</text:p>
          </table:table-cell>
          <table:table-cell office:value-type="string">
            <text:p>290.00;</text:p>
          </table:table-cell>
          <table:table-cell office:value-type="string">
            <text:p>0.00;</text:p>
          </table:table-cell>
          <table:table-cell office:value-type="string">
            <text:p>0.00:</text:p>
          </table:table-cell>
          <table:table-cell table:style-name="ce6" office:value-type="string" table:number-columns-spanned="1" table:number-rows-spanned="2">
            <text:p>340.00; 72.88Z.0C</text:p>
          </table:table-cell>
          <table:table-cell office:value-type="string">
            <text:p>26.00:</text:p>
          </table:table-cell>
          <table:table-cell office:value-type="string">
            <text:p>0.»:</text:p>
          </table:table-cell>
          <table:table-cell office:value-type="string">
            <text:p>o»;</text:p>
          </table:table-cell>
          <table:table-cell office:value-type="string">
            <text:p>b.oo:</text:p>
          </table:table-cell>
          <table:table-cell office:value-type="string">
            <text:p>0.»</text:p>
          </table:table-cell>
          <table:table-cell office:value-type="string">
            <text:p>0»¡</text:p>
          </table:table-cell>
          <table:table-cell office:value-type="string">
            <text:p>0»;</text:p>
          </table:table-cell>
          <table:table-cell office:value-type="string">
            <text:p>40»:</text:p>
          </table:table-cell>
          <table:table-cell office:value-type="string">
            <text:p>10»:</text:p>
          </table:table-cell>
          <table:table-cell office:value-type="string">
            <text:p>10.W¡</text:p>
          </table:table-cell>
          <table:table-cell office:value-type="string">
            <text:p>20»:</text:p>
          </table:table-cell>
          <table:table-cell office:value-type="string">
            <text:p>736.»'</text:p>
          </table:table-cell>
          <table:table-cell table:number-columns-repeated="1002"/>
        </table:table-row>
        <table:table-row table:style-name="ro2">
          <table:table-cell office:value-type="string">
            <text:p>NAYARÍT</text:p>
          </table:table-cell>
          <table:table-cell office:value-type="string">
            <text:p>'ó.ob:</text:p>
          </table:table-cell>
          <table:table-cell office:value-type="string">
            <text:p>, oeá</text:p>
          </table:table-cell>
          <table:table-cell office:value-type="string">
            <text:p>0.00‘</text:p>
          </table:table-cell>
          <table:table-cell office:value-type="string">
            <text:p>0.00'</text:p>
          </table:table-cell>
          <table:table-cell office:value-type="string">
            <text:p>■■ 615.00.</text:p>
          </table:table-cell>
          <table:table-cell office:value-type="string">
            <text:p>:?.eoz.GO'</text:p>
          </table:table-cell>
          <table:table-cell office:value-type="string">
            <text:p>4:53000:</text:p>
          </table:table-cell>
          <table:table-cell office:value-type="string">
            <text:p>288.0o:</text:p>
          </table:table-cell>
          <table:covered-table-cell table:style-name="ce2"/>
          <table:table-cell office:value-type="string">
            <text:p>1,285.»:</text:p>
          </table:table-cell>
          <table:table-cell office:value-type="string">
            <text:p>ooo</text:p>
          </table:table-cell>
          <table:table-cell office:value-type="string">
            <text:p><text:span text:style-name="T5">y</text:span><text:span text:style-name="T6"> 0»:</text:span></text:p>
          </table:table-cell>
          <table:table-cell office:value-type="string">
            <text:p>óbo;</text:p>
          </table:table-cell>
          <table:table-cell table:style-name="ce2" office:value-type="float" office:value="710">
            <text:p>710</text:p>
          </table:table-cell>
          <table:table-cell office:value-type="string">
            <text:p>0.»</text:p>
          </table:table-cell>
          <table:table-cell office:value-type="string">
            <text:p>O»!</text:p>
          </table:table-cell>
          <table:table-cell office:value-type="string">
            <text:p>3.030»:</text:p>
          </table:table-cell>
          <table:table-cell office:value-type="string">
            <text:p>1,008»;</text:p>
          </table:table-cell>
          <table:table-cell office:value-type="string">
            <text:p>5.5»»;</text:p>
          </table:table-cell>
          <table:table-cell table:style-name="ce2" office:value-type="float" office:value="225300">
            <text:p>225300</text:p>
          </table:table-cell>
          <table:table-cell office:value-type="string">
            <text:p>64.703X10</text:p>
          </table:table-cell>
          <table:table-cell table:number-columns-repeated="1002"/>
        </table:table-row>
        <table:table-row table:style-name="ro2">
          <table:table-cell office:value-type="string">
            <text:p>¡NUEVO LEON</text:p>
          </table:table-cell>
          <table:table-cell office:value-type="string">
            <text:p>: o.oo:</text:p>
          </table:table-cell>
          <table:table-cell table:style-name="ce2" office:value-type="float" office:value="0">
            <text:p>0</text:p>
          </table:table-cell>
          <table:table-cell office:value-type="string">
            <text:p>45.00!</text:p>
          </table:table-cell>
          <table:table-cell office:value-type="string">
            <text:p>320.00!</text:p>
          </table:table-cell>
          <table:table-cell office:value-type="string">
            <text:p>o.oo;</text:p>
          </table:table-cell>
          <table:table-cell office:value-type="string">
            <text:p>277 00:</text:p>
          </table:table-cell>
          <table:table-cell office:value-type="string">
            <text:p>0.00:</text:p>
          </table:table-cell>
          <table:table-cell office:value-type="string">
            <text:p>0»;</text:p>
          </table:table-cell>
          <table:table-cell office:value-type="string">
            <text:p>6.526.00!</text:p>
          </table:table-cell>
          <table:table-cell office:value-type="string">
            <text:p>0.»:</text:p>
          </table:table-cell>
          <table:table-cell office:value-type="string">
            <text:p>o»;</text:p>
          </table:table-cell>
          <table:table-cell office:value-type="string">
            <text:p>0»;</text:p>
          </table:table-cell>
          <table:table-cell office:value-type="string">
            <text:p>o»;</text:p>
          </table:table-cell>
          <table:table-cell office:value-type="string">
            <text:p>20»</text:p>
          </table:table-cell>
          <table:table-cell office:value-type="string">
            <text:p>0»:</text:p>
          </table:table-cell>
          <table:table-cell office:value-type="string">
            <text:p>0»;</text:p>
          </table:table-cell>
          <table:table-cell office:value-type="string">
            <text:p>276»:</text:p>
          </table:table-cell>
          <table:table-cell table:number-columns-repeated="2" office:value-type="string">
            <text:p>0»;</text:p>
          </table:table-cell>
          <table:table-cell office:value-type="string">
            <text:p>15»;</text:p>
          </table:table-cell>
          <table:table-cell office:value-type="string">
            <text:p>7,479».</text:p>
          </table:table-cell>
          <table:table-cell table:number-columns-repeated="1002"/>
        </table:table-row>
        <table:table-row table:style-name="ro2">
          <table:table-cell office:value-type="string">
            <text:p>OÁXACA</text:p>
          </table:table-cell>
          <table:table-cell office:value-type="string">
            <text:p>.....o»:’</text:p>
          </table:table-cell>
          <table:table-cell table:style-name="ce2" office:value-type="float" office:value="60">
            <text:p>60</text:p>
          </table:table-cell>
          <table:table-cell office:value-type="string">
            <text:p>o.oo;</text:p>
          </table:table-cell>
          <table:table-cell office:value-type="string">
            <text:p>«sobó;</text:p>
          </table:table-cell>
          <table:table-cell office:value-type="string">
            <text:p>1,720,00;</text:p>
          </table:table-cell>
          <table:table-cell table:style-name="ce2" office:value-type="float" office:value="4.744">
            <text:p>4.744</text:p>
          </table:table-cell>
          <table:table-cell office:value-type="string">
            <text:p>‘17*00,</text:p>
          </table:table-cell>
          <table:table-cell office:value-type="string">
            <text:p>OOO’</text:p>
          </table:table-cell>
          <table:table-cell office:value-type="string">
            <text:p>**9Í¿¿bof</text:p>
          </table:table-cell>
          <table:table-cell office:value-type="string">
            <text:p>9ib*&amp;r</text:p>
          </table:table-cell>
          <table:table-cell office:value-type="string">
            <text:p>*45»?</text:p>
          </table:table-cell>
          <table:table-cell office:value-type="string">
            <text:p><text:span text:style-name="T6">i,«B</text:span><text:span text:style-name="T5">!</text:span><text:span text:style-name="T6">ó6'</text:span></text:p>
          </table:table-cell>
          <table:table-cell office:value-type="string">
            <text:p>ó.»:</text:p>
          </table:table-cell>
          <table:table-cell office:value-type="string">
            <text:p>0.»</text:p>
          </table:table-cell>
          <table:table-cell office:value-type="string">
            <text:p>.0»:</text:p>
          </table:table-cell>
          <table:table-cell office:value-type="string">
            <text:p>o»;</text:p>
          </table:table-cell>
          <table:table-cell office:value-type="string">
            <text:p>254»;</text:p>
          </table:table-cell>
          <table:table-cell office:value-type="string">
            <text:p>60»;</text:p>
          </table:table-cell>
          <table:table-cell office:value-type="string">
            <text:p>5.303»!</text:p>
          </table:table-cell>
          <table:table-cell office:value-type="string">
            <text:p>457»</text:p>
          </table:table-cell>
          <table:table-cell office:value-type="string">
            <text:p>24.732».</text:p>
          </table:table-cell>
          <table:table-cell table:number-columns-repeated="1002"/>
        </table:table-row>
        <table:table-row table:style-name="ro2">
          <table:table-cell office:value-type="string">
            <text:p>¡PUEBLA......</text:p>
          </table:table-cell>
          <table:table-cell table:style-name="ce4" office:value-type="string">
            <text:p>] o.oo}</text:p>
          </table:table-cell>
          <table:table-cell table:style-name="ce2" office:value-type="float" office:value="0">
            <text:p>0</text:p>
          </table:table-cell>
          <table:table-cell office:value-type="string">
            <text:p>1,973.00;</text:p>
          </table:table-cell>
          <table:table-cell office:value-type="string">
            <text:p>69.50;</text:p>
          </table:table-cell>
          <table:table-cell office:value-type="string">
            <text:p>” 2.241.»?’</text:p>
          </table:table-cell>
          <table:table-cell office:value-type="string">
            <text:p>16,698*50;</text:p>
          </table:table-cell>
          <table:table-cell office:value-type="string">
            <text:p>8*87.50;</text:p>
          </table:table-cell>
          <table:table-cell office:value-type="string">
            <text:p>400.00;</text:p>
          </table:table-cell>
          <table:table-cell office:value-type="string">
            <text:p>* *39.34-4.10?</text:p>
          </table:table-cell>
          <table:table-cell office:value-type="string">
            <text:p>" *1.109»</text:p>
          </table:table-cell>
          <table:table-cell office:value-type="string">
            <text:p>204.90;</text:p>
          </table:table-cell>
          <table:table-cell office:value-type="string">
            <text:p>50»;</text:p>
          </table:table-cell>
          <table:table-cell office:value-type="string">
            <text:p>122,00;</text:p>
          </table:table-cell>
          <table:table-cell office:value-type="string">
            <text:p>890»</text:p>
          </table:table-cell>
          <table:table-cell table:number-columns-repeated="2" office:value-type="string">
            <text:p>0»;</text:p>
          </table:table-cell>
          <table:table-cell office:value-type="string">
            <text:p>2.803»;</text:p>
          </table:table-cell>
          <table:table-cell office:value-type="string">
            <text:p>975.10-</text:p>
          </table:table-cell>
          <table:table-cell office:value-type="string">
            <text:p>4.060»;</text:p>
          </table:table-cell>
          <table:table-cell office:value-type="string">
            <text:p>17.538.30;</text:p>
          </table:table-cell>
          <table:table-cell office:value-type="string">
            <text:p>89.366.40</text:p>
          </table:table-cell>
          <table:table-cell table:number-columns-repeated="1002"/>
        </table:table-row>
        <table:table-row table:style-name="ro2">
          <table:table-cell office:value-type="string">
            <text:p>OUERETARO</text:p>
          </table:table-cell>
          <table:table-cell office:value-type="string">
            <text:p>Y»J</text:p>
          </table:table-cell>
          <table:table-cell office:value-type="string">
            <text:p>* “ o»</text:p>
          </table:table-cell>
          <table:table-cell table:style-name="ce4" office:value-type="string">
            <text:p><text:span text:style-name="T3">j</text:span><text:span text:style-name="T6"> 70»;</text:span></text:p>
          </table:table-cell>
          <table:table-cell office:value-type="string">
            <text:p>0,00;</text:p>
          </table:table-cell>
          <table:table-cell office:value-type="string">
            <text:p>305 00-'</text:p>
          </table:table-cell>
          <table:table-cell office:value-type="string">
            <text:p>‘ 292900</text:p>
          </table:table-cell>
          <table:table-cell office:value-type="string">
            <text:p>0,00;</text:p>
          </table:table-cell>
          <table:table-cell office:value-type="string">
            <text:p>JOO</text:p>
          </table:table-cell>
          <table:table-cell office:value-type="string">
            <text:p>* *6.950.00?</text:p>
          </table:table-cell>
          <table:table-cell office:value-type="string">
            <text:p>’"«bao? *</text:p>
          </table:table-cell>
          <table:table-cell office:value-type="string">
            <text:p>0»</text:p>
          </table:table-cell>
          <table:table-cell office:value-type="string">
            <text:p>, 0.00;</text:p>
          </table:table-cell>
          <table:table-cell table:number-columns-repeated="2" office:value-type="string">
            <text:p>0»</text:p>
          </table:table-cell>
          <table:table-cell office:value-type="string">
            <text:p>0.00’:</text:p>
          </table:table-cell>
          <table:table-cell office:value-type="string">
            <text:p>0»?</text:p>
          </table:table-cell>
          <table:table-cell table:style-name="ce2" office:value-type="float" office:value="34000">
            <text:p>34000</text:p>
          </table:table-cell>
          <table:table-cell office:value-type="string">
            <text:p>0»</text:p>
          </table:table-cell>
          <table:table-cell office:value-type="string">
            <text:p>5» 00</text:p>
          </table:table-cell>
          <table:table-cell office:value-type="string">
            <text:p>0»;</text:p>
          </table:table-cell>
          <table:table-cell table:style-name="ce2" office:value-type="float" office:value="11194">
            <text:p>11194</text:p>
          </table:table-cell>
          <table:table-cell table:number-columns-repeated="1002"/>
        </table:table-row>
        <table:table-row table:style-name="ro2">
          <table:table-cell office:value-type="string">
            <text:p>.QUINTANA ROOSANLUtS POTOSI ,'SINALOA</text:p>
          </table:table-cell>
          <table:table-cell office:value-type="string">
            <text:p>V * 0!00j ' ó.» *! o.ob;</text:p>
          </table:table-cell>
          <table:table-cell office:value-type="string">
            <text:p><text:span text:style-name="T6">" ” ” o» </text:span><text:span text:style-name="T5">r</text:span><text:span text:style-name="T6">“ </text:span><text:span text:style-name="T3">''m </text:span><text:span text:style-name="T6">o»</text:span></text:p>
          </table:table-cell>
          <table:table-cell office:value-type="string">
            <text:p>b»¡ **. 28.bo; 204.00!</text:p>
          </table:table-cell>
          <table:table-cell office:value-type="string">
            <text:p>B.obfs ób: V.232,038»?</text:p>
          </table:table-cell>
          <table:table-cell office:value-type="string">
            <text:p>256.ÓÓ;' 431.00^ '¿802.001</text:p>
          </table:table-cell>
          <table:table-cell office:value-type="string">
            <text:p>8.218.00; 13,264,40; 298.992.10: '</text:p>
          </table:table-cell>
          <table:table-cell office:value-type="string">
            <text:p>30.00! X&gt; * ¿ooo»;</text:p>
          </table:table-cell>
          <table:table-cell office:value-type="string">
            <text:p>* o.oof **000 ¿i46.ob;</text:p>
          </table:table-cell>
          <table:table-cell office:value-type="string">
            <text:p>¿470.00; 8,963 44!* 143,883.00?</text:p>
          </table:table-cell>
          <table:table-cell office:value-type="string">
            <text:p>6*9»! ” 46»! 3.340.MI</text:p>
          </table:table-cell>
          <table:table-cell office:value-type="string">
            <text:p>967»?” ; 0»; o.ob:</text:p>
          </table:table-cell>
          <table:table-cell office:value-type="string">
            <text:p>0.00; ”35»; 21.668»!</text:p>
          </table:table-cell>
          <table:table-cell office:value-type="string">
            <text:p>14.00« ' 0»; 720»!</text:p>
          </table:table-cell>
          <table:table-cell office:value-type="string">
            <text:p>18» 908 OQ 250»</text:p>
          </table:table-cell>
          <table:table-cell office:value-type="string">
            <text:p>i65»; 0’»: 0»:</text:p>
          </table:table-cell>
          <table:table-cell office:value-type="string">
            <text:p>0»; 53 0¿: 923.00!</text:p>
          </table:table-cell>
          <table:table-cell office:value-type="string">
            <text:p>505»&gt; 590» 60.00;</text:p>
          </table:table-cell>
          <table:table-cell office:value-type="string">
            <text:p>20»; 10»; "abo:</text:p>
          </table:table-cell>
          <table:table-cell office:value-type="string">
            <text:p>115»; 2.904»: * 22.034.ob;</text:p>
          </table:table-cell>
          <table:table-cell office:value-type="string">
            <text:p>657»; . 1,437»! 4,841»"</text:p>
          </table:table-cell>
          <table:table-cell office:value-type="string">
            <text:p>13,512» 28,716 04 1,742»1.10</text:p>
          </table:table-cell>
          <table:table-cell table:number-columns-repeated="1002"/>
        </table:table-row>
        <table:table-row table:style-name="ro2">
          <table:table-cell office:value-type="string">
            <text:p>SONORA</text:p>
          </table:table-cell>
          <table:table-cell office:value-type="string">
            <text:p>;■ ’ ’ ó»;</text:p>
          </table:table-cell>
          <table:table-cell office:value-type="string">
            <text:p>158,$36 ÓO</text:p>
          </table:table-cell>
          <table:table-cell office:value-type="string">
            <text:p>218.00!</text:p>
          </table:table-cell>
          <table:table-cell office:value-type="string">
            <text:p>a».</text:p>
          </table:table-cell>
          <table:table-cell office:value-type="string">
            <text:p>133.000»;</text:p>
          </table:table-cell>
          <table:table-cell office:value-type="string">
            <text:p>42,37000,</text:p>
          </table:table-cell>
          <table:table-cell office:value-type="string">
            <text:p>’ * ’ ¿00:</text:p>
          </table:table-cell>
          <table:table-cell office:value-type="string">
            <text:p>5 nc*</text:p>
          </table:table-cell>
          <table:table-cell office:value-type="string">
            <text:p>' *43,369.»?</text:p>
          </table:table-cell>
          <table:table-cell office:value-type="string">
            <text:p>1.261»,</text:p>
          </table:table-cell>
          <table:table-cell office:value-type="string">
            <text:p>’*6 50?</text:p>
          </table:table-cell>
          <table:table-cell office:value-type="string">
            <text:p>0»</text:p>
          </table:table-cell>
          <table:table-cell table:style-name="ce4" office:value-type="string">
            <text:p>épo:</text:p>
          </table:table-cell>
          <table:table-cell office:value-type="string">
            <text:p>0»</text:p>
          </table:table-cell>
          <table:table-cell office:value-type="string">
            <text:p><text:span text:style-name="T5">r</text:span><text:span text:style-name="T6"> w</text:span></text:p>
          </table:table-cell>
          <table:table-cell office:value-type="string">
            <text:p>OOO</text:p>
          </table:table-cell>
          <table:table-cell office:value-type="string">
            <text:p>10»'</text:p>
          </table:table-cell>
          <table:table-cell office:value-type="string">
            <text:p>boo</text:p>
          </table:table-cell>
          <table:table-cell office:value-type="string">
            <text:p>38.293»;</text:p>
          </table:table-cell>
          <table:table-cell office:value-type="string">
            <text:p>1»!38S»;</text:p>
          </table:table-cell>
          <table:table-cell table:style-name="ce2" office:value-type="float" office:value="52320250">
            <text:p>52320250</text:p>
          </table:table-cell>
          <table:table-cell table:number-columns-repeated="1002"/>
        </table:table-row>
        <table:table-row table:style-name="ro2">
          <table:table-cell office:value-type="string">
            <text:p>¡TABASCO •TAMAUUPAS :TIAXCALA</text:p>
          </table:table-cell>
          <table:table-cell office:value-type="string">
            <text:p>¡ ó»; 1 0.00;</text:p>
          </table:table-cell>
          <table:table-cell office:value-type="string">
            <text:p><text:span text:style-name="T6">o» 0» </text:span><text:span text:style-name="T5">v</text:span><text:span text:style-name="T6"> * ' ‘ ' o»</text:span></text:p>
          </table:table-cell>
          <table:table-cell office:value-type="string">
            <text:p>o.oo; 063 119»?</text:p>
          </table:table-cell>
          <table:table-cell office:value-type="string">
            <text:p><text:span text:style-name="T6">' "b.obf .......OOO; ” “ * 'o.oo« -"Síwv</text:span><text:span text:style-name="T5">r</text:span><text:span text:style-name="T6">rw»'.</text:span></text:p>
          </table:table-cell>
          <table:table-cell table:style-name="ce6" office:value-type="string" table:number-columns-spanned="1" table:number-rows-spanned="2">
            <text:p>0.00; .04»; 255.50; 272,50:' ’ 381.00? 21300;</text:p>
          </table:table-cell>
          <table:table-cell table:style-name="ce6" office:value-type="string" table:number-columns-spanned="1" table:number-rows-spanned="2">
            <text:p>8*00; ■37:00* 1.453.00; *”*3,249.60' * 1,404.00; 2.532 W</text:p>
          </table:table-cell>
          <table:table-cell table:style-name="ce6" office:value-type="string" table:number-columns-spanned="1" table:number-rows-spanned="2">
            <text:p>4.00; CO 9.0b*; 1.492.00 26*1.00;</text:p>
          </table:table-cell>
          <table:table-cell office:value-type="string">
            <text:p>0.00; ”6 00; o.ooj</text:p>
          </table:table-cell>
          <table:table-cell table:style-name="ce6" office:value-type="string" table:number-columns-spanned="1" table:number-rows-spanned="2">
            <text:p>”*150.00; ¿532 50, 3,265.00;4.09S9Ó?: ”Íf,084.5Ó: 4.448 66!</text:p>
          </table:table-cell>
          <table:table-cell table:style-name="ce6" office:value-type="string" table:number-columns-spanned="1" table:number-rows-spanned="2">
            <text:p>5»*;‘ VoV;83»¡ *”»»:' ’ "'Ym':</text:p>
          </table:table-cell>
          <table:table-cell table:style-name="ce6" office:value-type="string" table:number-columns-spanned="1" table:number-rows-spanned="2">
            <text:p><text:span text:style-name="T6">o»; ooó</text:span><text:span text:style-name="T5">: </text:span><text:span text:style-name="T6">0»; 0»: 142.80! ó»; </text:span><text:span text:style-name="T5">:</text:span></text:p>
          </table:table-cell>
          <table:table-cell office:value-type="string">
            <text:p>33»; 305»; *96»;</text:p>
          </table:table-cell>
          <table:table-cell table:style-name="ce6" office:value-type="string" table:number-columns-spanned="1" table:number-rows-spanned="2">
            <text:p><text:span text:style-name="T6">o.ob; o»? *0.00; </text:span><text:span text:style-name="T3">rmffi </text:span><text:span text:style-name="T6">¿743»; ‘' libó; 11 ni ri 1</text:span></text:p>
          </table:table-cell>
          <table:table-cell office:value-type="string">
            <text:p><text:span text:style-name="T6">2.904.» </text:span><text:span text:style-name="T3">'ooo </text:span><text:span text:style-name="T6">0» 210»</text:span></text:p>
          </table:table-cell>
          <table:table-cell office:value-type="string">
            <text:p>0»; t»' o»” aoo»;</text:p>
          </table:table-cell>
          <table:table-cell office:value-type="string">
            <text:p>0»; * ó»; 0.»: o.»!</text:p>
          </table:table-cell>
          <table:table-cell office:value-type="string">
            <text:p>o»; 0»; *44»? ¿sé»;</text:p>
          </table:table-cell>
          <table:table-cell office:value-type="string">
            <text:p>430»; 6800 32¿9« 1.286»:</text:p>
          </table:table-cell>
          <table:table-cell office:value-type="string">
            <text:p>0»; o»&lt; 655»! 1,1»»:</text:p>
          </table:table-cell>
          <table:table-cell office:value-type="string">
            <text:p>3.642.30; 0»; »7.»¡ 1,918»:</text:p>
          </table:table-cell>
          <table:table-cell office:value-type="string">
            <text:p>7.376.30 . 1.942» 6.620» 30.155 B5</text:p>
          </table:table-cell>
          <table:table-cell table:number-columns-repeated="1002"/>
        </table:table-row>
        <table:table-row table:style-name="ro2">
          <table:table-cell office:value-type="string">
            <text:p>•VERACRUZ YUCATÁN ZACATECAS</text:p>
          </table:table-cell>
          <table:table-cell office:value-type="string">
            <text:p>V o»: ; o »; ooo;</text:p>
          </table:table-cell>
          <table:table-cell office:value-type="string">
            <text:p>ó» OTO</text:p>
          </table:table-cell>
          <table:table-cell office:value-type="string">
            <text:p>119.00! ooo:</text:p>
          </table:table-cell>
          <table:table-cell office:value-type="string">
            <text:p>iUu4ni&gt;. 5,ob: • o.oo;.</text:p>
          </table:table-cell>
          <table:covered-table-cell table:number-columns-repeated="3" table:style-name="ce2"/>
          <table:table-cell office:value-type="string">
            <text:p>,000! *o.ob; . 0.0o:</text:p>
          </table:table-cell>
          <table:covered-table-cell table:number-columns-repeated="3" table:style-name="ce2"/>
          <table:table-cell office:value-type="string">
            <text:p>’o»; f -o'</text:p>
          </table:table-cell>
          <table:covered-table-cell table:style-name="ce2"/>
          <table:table-cell office:value-type="string">
            <text:p>0.» *37*00</text:p>
          </table:table-cell>
          <table:table-cell office:value-type="string">
            <text:p>46.795», 0»</text:p>
          </table:table-cell>
          <table:table-cell office:value-type="string">
            <text:p>0»; 0.00"</text:p>
          </table:table-cell>
          <table:table-cell office:value-type="string">
            <text:p>* 12.446.50! 353 25</text:p>
          </table:table-cell>
          <table:table-cell office:value-type="string">
            <text:p>o»; 0»</text:p>
          </table:table-cell>
          <table:table-cell office:value-type="string">
            <text:p>‘ *1.938»; 0»</text:p>
          </table:table-cell>
          <table:table-cell office:value-type="string">
            <text:p>1.179»; 46»!</text:p>
          </table:table-cell>
          <table:table-cell office:value-type="string">
            <text:p>77,531.» 7 647Ó6</text:p>
          </table:table-cell>
          <table:table-cell table:number-columns-repeated="1002"/>
        </table:table-row>
        <table:table-row table:style-name="ro2">
          <table:table-cell office:value-type="string">
            <text:p>Itotales</text:p>
          </table:table-cell>
          <table:table-cell office:value-type="string">
            <text:p>61.00.</text:p>
          </table:table-cell>
          <table:table-cell office:value-type="string">
            <text:p>224.516-00</text:p>
          </table:table-cell>
          <table:table-cell table:style-name="ce2" office:value-type="float" office:value="191135.1">
            <text:p>191135.1</text:p>
          </table:table-cell>
          <table:table-cell office:value-type="string">
            <text:p>1.251.151.50</text:p>
          </table:table-cell>
          <table:table-cell table:style-name="ce2" office:value-type="float" office:value="456586.8">
            <text:p>456586.8</text:p>
          </table:table-cell>
          <table:table-cell office:value-type="string">
            <text:p>1,085,693.17 ,</text:p>
          </table:table-cell>
          <table:table-cell table:style-name="ce2" office:value-type="float" office:value="31329.6">
            <text:p>31329.6</text:p>
          </table:table-cell>
          <table:table-cell table:style-name="ce2" office:value-type="float" office:value="15143">
            <text:p>15143</text:p>
          </table:table-cell>
          <table:table-cell office:value-type="string">
            <text:p>,1,096.163,68;.</text:p>
          </table:table-cell>
          <table:table-cell office:value-type="string">
            <text:p>i8.80s.35</text:p>
          </table:table-cell>
          <table:table-cell office:value-type="string">
            <text:p>F&gt;0.584.26</text:p>
          </table:table-cell>
          <table:table-cell office:value-type="string">
            <text:p>28.974.50</text:p>
          </table:table-cell>
          <table:table-cell table:style-name="ce2" table:number-columns-repeated="5"/>
          <table:table-cell office:value-type="string">
            <text:p>-..■UK.cr</text:p>
          </table:table-cell>
          <table:table-cell office:value-type="string">
            <text:p>1 .w</text:p>
          </table:table-cell>
          <table:table-cell table:style-name="ce2" table:number-columns-repeated="2"/>
          <table:table-cell table:number-columns-repeated="100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number:number-style style:name="N117">
      <number:number number:decimal-places="1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0" number:min-integer-digits="3"/>
    </number:number-style>
    <number:number-style style:name="N120">
      <number:number number:decimal-places="3" number:min-integer-digits="1"/>
    </number:number-style>
    <number:number-style style:name="N121">
      <number:number number:decimal-places="2" number:min-integer-digits="0"/>
    </number:number-style>
    <number:number-style style:name="N122">
      <number:number number:decimal-places="2" number:min-integer-digits="0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3P0"/>
    </number:currency-style>
    <number:currency-style style:name="N815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currency-style style:name="N815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6P0"/>
    </number:currency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0" number:min-integer-digits="1" number:grouping="true"/>
      <number:text> </number:text>
    </number:number-style>
    <number:number-style style:name="N815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number number:decimal-places="2" number:min-integer-digits="1" number:grouping="true"/>
      <number:text> </number:text>
    </number:number-style>
    <number:number-style style:name="N8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1P2" style:volatile="true" number:language="en" number:country="US">
      <number:text> - </number:text>
    </number:number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63" number:language="en" number:country="US">
      <number:text> </number:text>
      <number:text-content/>
      <number:text> </number:text>
      <style:map style:condition="value()&gt;0" style:apply-style-name="N8163P0"/>
      <style:map style:condition="value()&lt;0" style:apply-style-name="N8163P1"/>
      <style:map style:condition="value()=0" style:apply-style-name="N8163P2"/>
    </number:text-style>
    <number:currency-style style:name="N8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4" number:language="en" number:country="US">
      <number:text> </number:text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number-style style:name="N8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08:3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4-04T08:29:29</meta:creation-date>
    <dc:date>2017-04-04T08:33:20</dc:date>
    <dc:creator>Gabriela Rodriguez Beron</dc:creator>
    <meta:editing-duration>PT2M31S</meta:editing-duration>
    <meta:editing-cycles>2</meta:editing-cycles>
    <meta:generator>OpenOffice/4.1.1$Unix OpenOffice.org_project/411m6$Build-9775</meta:generator>
    <meta:document-statistic meta:table-count="3" meta:cell-count="1305" meta:object-count="0"/>
  </office:meta>
</office:document-meta>
</file>